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  <style:text-properties fo:color="#000000"/>
    </style:style>
    <style:style style:name="ce6" style:family="table-cell" style:parent-style-name="Default" style:data-style-name="N0">
      <style:table-cell-properties fo:border="thin solid #000000" style:vertical-align="top" fo:background-color="#98FB98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transparent"/>
    </style:style>
    <style:style style:name="ce17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C0C0C0" style:vertical-align="top"/>
    </style:style>
    <style:style style:name="ce19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C0C0C0" style:vertical-align="to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C0C0C0" style:vertical-align="top" fo:wrap-option="wra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C0C0C0" style:vertical-align="top" fo:wrap-option="wrap"/>
    </style:style>
    <style:style style:name="ce24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C0C0C0" style:vertical-align="top"/>
    </style:style>
    <style:style style:name="ce26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C0C0C0" style:vertical-align="top" fo:wrap-option="wrap"/>
    </style:style>
    <style:style style:name="ce28" style:family="table-cell" style:parent-style-name="Default" style:data-style-name="N0">
      <style:table-cell-properties style:vertical-align="top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style:vertical-align="top" fo:background-color="transparent"/>
      <style:text-properties fo:color="#000000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98FB98"/>
    </style:style>
    <style:style style:name="ce32" style:family="table-cell" style:parent-style-name="Default" style:data-style-name="N0">
      <style:table-cell-properties fo:background-color="#98FB98"/>
    </style:style>
    <style:style style:name="ce33" style:family="table-cell" style:parent-style-name="Default" style:data-style-name="N0">
      <style:table-cell-properties fo:border="thin solid #000000" style:vertical-align="top" fo:background-color="#98FB98"/>
      <style:text-properties fo:color="#000000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transparent"/>
      <style:text-properties fo:color="#000000"/>
    </style:style>
    <style:style style:name="ce38" style:family="table-cell" style:parent-style-name="Default" style:data-style-name="N36">
      <style:table-cell-properties fo:background-color="transparent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40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41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98FB98"/>
      <style:text-properties fo:color="#000000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45" style:family="table-cell" style:parent-style-name="Default" style:data-style-name="N0">
      <style:table-cell-properties fo:background-color="#98FB98"/>
      <style:text-properties fo:color="#000000"/>
    </style:style>
    <style:style style:name="ce46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98FB98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6.111875cm"/>
    </style:style>
    <style:style style:name="co11" style:family="table-column">
      <style:table-column-properties fo:break-before="auto" style:column-width="12.197291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34pt" style:use-optimal-row-height="true" fo:break-before="auto"/>
    </style:style>
    <style:style style:name="ro5" style:family="table-row">
      <style:table-row-properties style:row-height="17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3" table:condition="of:cell-content-is-in-list(&quot;User&quot;;&quot;Client&quot;;&quot;Staff&quot;;&quot;Manager&quot;;&quot;Director&quot;)">
          <table:help-message/>
          <table:error-message table:display="true"/>
        </table:content-validation>
        <table:content-validation table:name="val4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5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6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7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8">
          <table:help-message table:title="Required Sprint" table:display="true"/>
          <table:error-message table:display="true"/>
        </table:content-validation>
        <table:content-validation table:name="val9">
          <table:help-message table:title="Max Bonus Points" table:display="true"/>
          <table:error-message table:display="true"/>
        </table:content-validation>
        <table:content-validation table:name="val10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11" table:condition="of:cell-content-is-in-list(&quot;1&quot;;&quot;2&quot;;&quot;3&quot;;&quot;4&quot;;&quot;5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2" table:condition="of:cell-content-is-in-list(&quot;In Work&quot;;&quot;In Test&quot;;&quot;Finished in Sprint 1&quot;;&quot;Finished in Sprint 2&quot;;&quot;Finished in Sprint 3&quot;;&quot;Finished in Sprint 4&quot;;&quot;Finished in Sprint 5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4" table:condition="of:cell-content-is-in-list([Product_Backlog.$A$24:.$A$96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5" table:condition="of:cell-content-is-in-list([.#REF!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6">
          <table:help-message table:title="Task Description" table:display="true"/>
          <table:error-message table:display="true"/>
        </table:content-validation>
        <table:content-validation table:name="val1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0" table:condition="of:cell-content-is-in-list([Product_Backlog.$A$24:.$A$96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21" table:condition="of:cell-content-is-in-list([.#REF!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2">
          <table:help-message table:title="Task Description" table:display="true"/>
          <table:error-message table:display="true"/>
        </table:content-validation>
        <table:content-validation table:name="val2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6" table:condition="of:cell-content-is-in-list([Product_Backlog.$A$24:.$A$96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7" table:condition="of:cell-content-is-in-list([.#REF!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8">
          <table:help-message table:title="Task Description" table:display="true"/>
          <table:error-message table:display="true"/>
        </table:content-validation>
        <table:content-validation table:name="val2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2" table:condition="of:cell-content-is-in-list([Product_Backlog.$A$24:.$A$96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3" table:condition="of:cell-content-is-in-list([.#REF!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4">
          <table:help-message table:title="Task Description" table:display="true"/>
          <table:error-message table:display="true"/>
        </table:content-validation>
        <table:content-validation table:name="val3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8" table:condition="of:cell-content-is-in-list([Product_Backlog.$A$24:.$A$96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9" table:condition="of:cell-content-is-in-list([.#REF!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40">
          <table:help-message table:title="Task Description" table:display="true"/>
          <table:error-message table:display="true"/>
        </table:content-validation>
        <table:content-validation table:name="val4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6" table:number-rows-spanned="1" table:content-validation-name="val1" table:style-name="ce30">
            <text:p>Mav’s Animal Shelter Software (MASS)</text:p>
          </table:table-cell>
          <table:covered-table-cell table:number-columns-repeated="5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4" table:style-name="ce5"/>
        </table:table-row>
        <table:table-row table:style-name="ro2">
          <table:table-cell office:value-type="string" table:style-name="ce2">
            <text:p>Team ID:</text:p>
          </table:table-cell>
          <table:table-cell table:number-columns-spanned="6" table:number-rows-spanned="1" table:content-validation-name="val5" table:style-name="ce32"/>
          <table:covered-table-cell table:number-columns-repeated="5"/>
          <table:table-cell table:number-columns-repeated="3" table:style-name="ce3"/>
          <table:table-cell table:number-columns-repeated="16374" table:style-name="ce5"/>
        </table:table-row>
        <table:table-row table:style-name="ro2">
          <table:table-cell table:number-columns-repeated="2" table:style-name="ce2"/>
          <table:table-cell table:number-columns-repeated="8" table:style-name="ce3"/>
          <table:table-cell table:number-columns-repeated="16374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5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4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6" table:number-rows-spanned="1" table:content-validation-name="val6" table:style-name="ce33">
            <text:p>William P. Anderson</text:p>
          </table:table-cell>
          <table:covered-table-cell table:number-columns-repeated="5"/>
          <table:table-cell office:value-type="string" table:content-validation-name="val2" table:style-name="ce6">
            <text:p>WPA</text:p>
          </table:table-cell>
          <table:table-cell office:value-type="float" office:value="1001639071" table:content-validation-name="val4" table:style-name="ce6">
            <text:p>1001639071</text:p>
          </table:table-cell>
          <table:table-cell table:style-name="ce3"/>
          <table:table-cell table:number-columns-repeated="16374" table:style-name="ce5"/>
        </table:table-row>
        <table:table-row table:number-rows-repeated="5" table:style-name="ro2">
          <table:table-cell table:number-columns-repeated="9" table:style-name="ce1"/>
          <table:table-cell table:style-name="ce3"/>
          <table:table-cell table:number-columns-repeated="16374" table:style-name="ce5"/>
        </table:table-row>
        <table:table-row table:style-name="ro2">
          <table:table-cell office:value-type="string" table:style-name="ce7">
            <text:p>Sprint #</text:p>
          </table:table-cell>
          <table:table-cell office:value-type="string" table:style-name="ce8">
            <text:p>Remaining</text:p>
          </table:table-cell>
          <table:table-cell office:value-type="string" table:style-name="ce9">
            <text:p>Completed This Sprint</text:p>
          </table:table-cell>
          <table:table-cell table:style-name="ce9"/>
          <table:table-cell table:style-name="ce10"/>
          <table:table-cell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4" table:style-name="ce5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17" table:formula="of:=COUNT([.B24:.B128])" table:style-name="ce3">
            <text:p>17</text:p>
          </table:table-cell>
          <table:table-cell table:number-columns-repeated="2" table:style-name="ce9"/>
          <table:table-cell table:style-name="ce10"/>
          <table:table-cell office:value-type="string" table:style-name="ce12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4" table:style-name="ce5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13" table:formula="of:=[.B12]-[.C13]" table:style-name="ce3">
            <text:p>13</text:p>
          </table:table-cell>
          <table:table-cell office:value-type="float" office:value="4" table:formula="of:=COUNTIF([.G$24:.G$102];&quot;Finished in Sprint 1&quot;)" table:style-name="ce9">
            <text:p>4</text:p>
          </table:table-cell>
          <table:table-cell table:style-name="ce9"/>
          <table:table-cell table:style-name="ce10"/>
          <table:table-cell office:value-type="float" office:value="1" table:style-name="ce12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4" table:style-name="ce5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11" table:formula="of:=[.B13]-[.C14]" table:style-name="ce3">
            <text:p>11</text:p>
          </table:table-cell>
          <table:table-cell office:value-type="float" office:value="2" table:formula="of:=COUNTIF([.G$24:.G$102];&quot;Finished in Sprint 2&quot;)" table:style-name="ce9">
            <text:p>2</text:p>
          </table:table-cell>
          <table:table-cell table:style-name="ce9"/>
          <table:table-cell table:style-name="ce10"/>
          <table:table-cell office:value-type="float" office:value="2" table:style-name="ce12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4" table:style-name="ce5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7" table:formula="of:=[.B14]-[.C15]" table:style-name="ce3">
            <text:p>7</text:p>
          </table:table-cell>
          <table:table-cell office:value-type="float" office:value="4" table:formula="of:=COUNTIF([.G$24:.G$102];&quot;Finished in Sprint 3&quot;)" table:style-name="ce9">
            <text:p>4</text:p>
          </table:table-cell>
          <table:table-cell table:style-name="ce9"/>
          <table:table-cell table:style-name="ce10"/>
          <table:table-cell office:value-type="float" office:value="3" table:style-name="ce12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4" table:style-name="ce5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7" table:formula="of:=[.B15]-[.C16]" table:style-name="ce3">
            <text:p>7</text:p>
          </table:table-cell>
          <table:table-cell office:value-type="float" office:value="0" table:formula="of:=COUNTIF([.G$24:.G$102];&quot;Finished in Sprint 4&quot;)" table:style-name="ce9">
            <text:p>0</text:p>
          </table:table-cell>
          <table:table-cell table:style-name="ce9"/>
          <table:table-cell table:style-name="ce10"/>
          <table:table-cell table:style-name="ce12"/>
          <table:table-cell table:style-name="ce13"/>
          <table:table-cell table:number-columns-repeated="3" table:style-name="ce3"/>
          <table:table-cell table:number-columns-repeated="16374" table:style-name="ce5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7" table:formula="of:=[.B16]-[.C17]" table:style-name="ce3">
            <text:p>7</text:p>
          </table:table-cell>
          <table:table-cell office:value-type="float" office:value="0" table:formula="of:=COUNTIF([.G$24:.G$102];&quot;Finished in Sprint 4&quot;)" table:style-name="ce9">
            <text:p>0</text:p>
          </table:table-cell>
          <table:table-cell table:style-name="ce9"/>
          <table:table-cell table:style-name="ce10"/>
          <table:table-cell table:style-name="ce12"/>
          <table:table-cell table:number-columns-repeated="4" table:style-name="ce3"/>
          <table:table-cell table:number-columns-repeated="16374" table:style-name="ce5"/>
        </table:table-row>
        <table:table-row table:style-name="ro2">
          <table:table-cell table:style-name="ce11"/>
          <table:table-cell table:style-name="ce3"/>
          <table:table-cell table:number-columns-repeated="3" table:style-name="ce10"/>
          <table:table-cell table:style-name="ce12"/>
          <table:table-cell table:number-columns-repeated="4" table:style-name="ce3"/>
          <table:table-cell table:number-columns-repeated="16374" table:style-name="ce5"/>
        </table:table-row>
        <table:table-row table:style-name="ro2">
          <table:table-cell table:style-name="ce2"/>
          <table:table-cell table:number-columns-repeated="9" table:style-name="ce3"/>
          <table:table-cell table:number-columns-repeated="16374" table:style-name="ce5"/>
        </table:table-row>
        <table:table-row table:style-name="ro2">
          <table:table-cell table:style-name="ce2"/>
          <table:table-cell table:number-columns-repeated="6" table:style-name="ce3"/>
          <table:table-cell office:value-type="string" table:style-name="ce14">
            <text:p>Note: Priority and specs for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4" table:style-name="ce5"/>
        </table:table-row>
        <table:table-row table:style-name="ro2">
          <table:table-cell table:number-columns-repeated="7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4" table:style-name="ce5"/>
        </table:table-row>
        <table:table-row table:style-name="ro2">
          <table:table-cell table:number-columns-repeated="5" table:style-name="ce15"/>
          <table:table-cell office:value-type="string" table:number-columns-spanned="2" table:number-rows-spanned="1" table:style-name="ce34">
            <text:p>Sprints<text:s text:c="16"/></text:p>
          </table:table-cell>
          <table:covered-table-cell/>
          <table:table-cell table:number-columns-repeated="3" table:style-name="ce15"/>
          <table:table-cell table:number-columns-repeated="16374" table:style-name="ce16"/>
        </table:table-row>
        <table:table-row table:style-name="ro2">
          <table:table-cell office:value-type="string" table:style-name="ce17">
            <text:p>Feature ID</text:p>
          </table:table-cell>
          <table:table-cell office:value-type="string" table:style-name="ce17">
            <text:p>Priority</text:p>
          </table:table-cell>
          <table:table-cell office:value-type="string" table:style-name="ce17">
            <text:p>Required</text:p>
          </table:table-cell>
          <table:table-cell office:value-type="string" table:style-name="ce17">
            <text:p>Bonus</text:p>
          </table:table-cell>
          <table:table-cell office:value-type="string" table:style-name="ce17">
            <text:p>Est</text:p>
          </table:table-cell>
          <table:table-cell office:value-type="string" table:style-name="ce17">
            <text:p>Planned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As a...</text:p>
          </table:table-cell>
          <table:table-cell office:value-type="string" table:style-name="ce17">
            <text:p>I want to...</text:p>
          </table:table-cell>
          <table:table-cell office:value-type="string" table:style-name="ce17">
            <text:p>So that I can…</text:p>
          </table:table-cell>
          <table:table-cell office:value-type="string" table:style-name="ce17">
            <text:p>Notes</text:p>
          </table:table-cell>
          <table:table-cell table:number-columns-repeated="16373"/>
        </table:table-row>
        <table:table-row table:style-name="ro3">
          <table:table-cell office:value-type="string" table:style-name="ce18">
            <text:p>EXIT</text:p>
          </table:table-cell>
          <table:table-cell office:value-type="float" office:value="1" table:content-validation-name="val7" table:style-name="ce19">
            <text:p>1</text:p>
          </table:table-cell>
          <table:table-cell office:value-type="float" office:value="1" table:content-validation-name="val8" table:style-name="ce19">
            <text:p>1</text:p>
          </table:table-cell>
          <table:table-cell table:content-validation-name="val9" table:style-name="ce19"/>
          <table:table-cell office:value-type="float" office:value="5" table:content-validation-name="val10" table:style-name="ce19">
            <text:p>5</text:p>
          </table:table-cell>
          <table:table-cell office:value-type="float" office:value="1" table:content-validation-name="val11" table:style-name="ce20">
            <text:p>1</text:p>
          </table:table-cell>
          <table:table-cell office:value-type="string" table:content-validation-name="val12" table:style-name="ce20">
            <text:p>Finished in Sprint 1</text:p>
          </table:table-cell>
          <table:table-cell office:value-type="string" table:content-validation-name="val3" table:style-name="ce21">
            <text:p>User</text:p>
          </table:table-cell>
          <table:table-cell office:value-type="string" table:style-name="ce22">
            <text:p>Exit the GUI program (File &gt; Exit)</text:p>
          </table:table-cell>
          <table:table-cell office:value-type="string" table:style-name="ce23">
            <text:p>Use it again another day</text:p>
          </table:table-cell>
          <table:table-cell office:value-type="string" table:style-name="ce23">
            <text:p>Baseline an existing project’s code for class Mainwin, main function, and Makefile from e.g., MUSS (P6 – recommended), Nim (13), or Paint (17). Pare down GUI to what’s definitely reusable. Requires Mainwin::on_quit_click.</text:p>
          </table:table-cell>
          <table:table-cell table:number-columns-repeated="16373"/>
        </table:table-row>
        <table:table-row table:style-name="ro4">
          <table:table-cell office:value-type="string" table:style-name="ce18">
            <text:p>DOG</text:p>
          </table:table-cell>
          <table:table-cell office:value-type="float" office:value="2" table:content-validation-name="val7" table:style-name="ce19">
            <text:p>2</text:p>
          </table:table-cell>
          <table:table-cell office:value-type="float" office:value="1" table:content-validation-name="val8" table:style-name="ce19">
            <text:p>1</text:p>
          </table:table-cell>
          <table:table-cell table:content-validation-name="val9" table:style-name="ce19"/>
          <table:table-cell office:value-type="float" office:value="89" table:content-validation-name="val10" table:style-name="ce19">
            <text:p>89</text:p>
          </table:table-cell>
          <table:table-cell office:value-type="float" office:value="1" table:content-validation-name="val11" table:style-name="ce20">
            <text:p>1</text:p>
          </table:table-cell>
          <table:table-cell office:value-type="string" table:content-validation-name="val12" table:style-name="ce20">
            <text:p>Finished in Sprint 1</text:p>
          </table:table-cell>
          <table:table-cell office:value-type="string" table:content-validation-name="val3" table:style-name="ce21">
            <text:p>Staff</text:p>
          </table:table-cell>
          <table:table-cell office:value-type="string" table:style-name="ce22">
            <text:p>Create a new dog (Animal &gt; New)</text:p>
          </table:table-cell>
          <table:table-cell office:value-type="string" table:style-name="ce23">
            <text:p>Track dogs seeking good homes</text:p>
          </table:table-cell>
          <table:table-cell office:value-type="string" table:style-name="ce23">
            <text:p>Requires Mainwin::on_create_animal; 1 dialog; classes Animal and Dog; Shelter::add_animal and attributes; and enum classes Gender and Dog_breed</text:p>
          </table:table-cell>
          <table:table-cell table:number-columns-repeated="16373"/>
        </table:table-row>
        <table:table-row table:style-name="ro4">
          <table:table-cell office:value-type="string" table:style-name="ce18">
            <text:p>LANIM</text:p>
          </table:table-cell>
          <table:table-cell office:value-type="float" office:value="3" table:content-validation-name="val7" table:style-name="ce19">
            <text:p>3</text:p>
          </table:table-cell>
          <table:table-cell office:value-type="float" office:value="1" table:content-validation-name="val8" table:style-name="ce19">
            <text:p>1</text:p>
          </table:table-cell>
          <table:table-cell table:content-validation-name="val9" table:style-name="ce19"/>
          <table:table-cell office:value-type="float" office:value="5" table:content-validation-name="val10" table:style-name="ce19">
            <text:p>5</text:p>
          </table:table-cell>
          <table:table-cell office:value-type="float" office:value="1" table:content-validation-name="val11" table:style-name="ce20">
            <text:p>1</text:p>
          </table:table-cell>
          <table:table-cell office:value-type="string" table:content-validation-name="val12" table:style-name="ce20">
            <text:p>Finished in Sprint 1</text:p>
          </table:table-cell>
          <table:table-cell office:value-type="string" table:content-validation-name="val3" table:style-name="ce21">
            <text:p>Staff</text:p>
          </table:table-cell>
          <table:table-cell office:value-type="string" table:style-name="ce22">
            <text:p>List animals (Animal &gt; List Available)</text:p>
          </table:table-cell>
          <table:table-cell office:value-type="string" table:style-name="ce23">
            <text:p>See what animals are available</text:p>
          </table:table-cell>
          <table:table-cell office:value-type="string" table:style-name="ce23">
            <text:p>Requires Shelter::num_animals and animal; and Mainwin::on_animals_list; probably operator&lt;&lt; for dog</text:p>
          </table:table-cell>
          <table:table-cell table:number-columns-repeated="16373"/>
        </table:table-row>
        <table:table-row table:style-name="ro4">
          <table:table-cell office:value-type="string" table:style-name="ce18">
            <text:p>CAT</text:p>
          </table:table-cell>
          <table:table-cell office:value-type="float" office:value="4" table:content-validation-name="val7" table:style-name="ce19">
            <text:p>4</text:p>
          </table:table-cell>
          <table:table-cell office:value-type="float" office:value="2" table:content-validation-name="val8" table:style-name="ce19">
            <text:p>2</text:p>
          </table:table-cell>
          <table:table-cell table:content-validation-name="val9" table:style-name="ce19"/>
          <table:table-cell office:value-type="float" office:value="8" table:content-validation-name="val10" table:style-name="ce19">
            <text:p>8</text:p>
          </table:table-cell>
          <table:table-cell office:value-type="float" office:value="2" table:content-validation-name="val11" table:style-name="ce20">
            <text:p>2</text:p>
          </table:table-cell>
          <table:table-cell office:value-type="string" table:content-validation-name="val12" table:style-name="ce20">
            <text:p>Finished in Sprint 2</text:p>
          </table:table-cell>
          <table:table-cell office:value-type="string" table:content-validation-name="val3" table:style-name="ce21">
            <text:p>Staff</text:p>
          </table:table-cell>
          <table:table-cell office:value-type="string" table:style-name="ce22">
            <text:p>Create and list cats as well</text:p>
          </table:table-cell>
          <table:table-cell office:value-type="string" table:style-name="ce23">
            <text:p>Also put cats up for adoption</text:p>
          </table:table-cell>
          <table:table-cell office:value-type="string" table:style-name="ce23">
            <text:p>Requires class Cat; 1 Mainwin dialog to select Dog or Cat for Animal &gt; New; and enum class Cat_breed; probably operator&lt;&lt; for Cat</text:p>
          </table:table-cell>
          <table:table-cell table:number-columns-repeated="16373"/>
        </table:table-row>
        <table:table-row table:style-name="ro5">
          <table:table-cell office:value-type="string" table:style-name="ce18">
            <text:p>RABBIT</text:p>
          </table:table-cell>
          <table:table-cell office:value-type="float" office:value="5" table:content-validation-name="val7" table:style-name="ce19">
            <text:p>5</text:p>
          </table:table-cell>
          <table:table-cell office:value-type="float" office:value="2" table:content-validation-name="val8" table:style-name="ce19">
            <text:p>2</text:p>
          </table:table-cell>
          <table:table-cell table:content-validation-name="val9" table:style-name="ce19"/>
          <table:table-cell office:value-type="float" office:value="8" table:content-validation-name="val10" table:style-name="ce19">
            <text:p>8</text:p>
          </table:table-cell>
          <table:table-cell office:value-type="float" office:value="2" table:content-validation-name="val11" table:style-name="ce20">
            <text:p>2</text:p>
          </table:table-cell>
          <table:table-cell office:value-type="string" table:content-validation-name="val12" table:style-name="ce20">
            <text:p>Finished in Sprint 2</text:p>
          </table:table-cell>
          <table:table-cell office:value-type="string" table:content-validation-name="val3" table:style-name="ce21">
            <text:p>Staff</text:p>
          </table:table-cell>
          <table:table-cell office:value-type="string" table:style-name="ce22">
            <text:p>Create and list rabbits as well</text:p>
          </table:table-cell>
          <table:table-cell office:value-type="string" table:style-name="ce23">
            <text:p>Also put rabbits up for adoption</text:p>
          </table:table-cell>
          <table:table-cell office:value-type="string" table:style-name="ce23">
            <text:p>Requires class Rabbit; and enum class Rabbit_breed; probably operator&lt;&lt; for Rabbit</text:p>
          </table:table-cell>
          <table:table-cell table:number-columns-repeated="16373"/>
        </table:table-row>
        <table:table-row table:style-name="ro5">
          <table:table-cell office:value-type="string" table:style-name="ce18">
            <text:p>CLIENT</text:p>
          </table:table-cell>
          <table:table-cell office:value-type="float" office:value="6" table:content-validation-name="val7" table:style-name="ce19">
            <text:p>6</text:p>
          </table:table-cell>
          <table:table-cell office:value-type="float" office:value="2" table:content-validation-name="val8" table:style-name="ce19">
            <text:p>2</text:p>
          </table:table-cell>
          <table:table-cell table:content-validation-name="val9" table:style-name="ce19"/>
          <table:table-cell office:value-type="float" office:value="13" table:content-validation-name="val10" table:style-name="ce19">
            <text:p>13</text:p>
          </table:table-cell>
          <table:table-cell office:value-type="float" office:value="2" table:content-validation-name="val11" table:style-name="ce20">
            <text:p>2</text:p>
          </table:table-cell>
          <table:table-cell office:value-type="string" table:content-validation-name="val12" table:style-name="ce20">
            <text:p>Finished in Sprint 1</text:p>
          </table:table-cell>
          <table:table-cell office:value-type="string" table:content-validation-name="val3" table:style-name="ce21">
            <text:p>Staff</text:p>
          </table:table-cell>
          <table:table-cell office:value-type="string" table:style-name="ce22">
            <text:p>Create a new client (Client &gt; New)</text:p>
          </table:table-cell>
          <table:table-cell office:value-type="string" table:style-name="ce23">
            <text:p>Track candidate adopters</text:p>
          </table:table-cell>
          <table:table-cell office:value-type="string" table:style-name="ce23">
            <text:p>Requires Mainwin::on_create_client; 1 dialog; class Client; Shelter::add_client and attributes</text:p>
          </table:table-cell>
          <table:table-cell table:number-columns-repeated="16373"/>
        </table:table-row>
        <table:table-row table:style-name="ro5">
          <table:table-cell office:value-type="string" table:style-name="ce18">
            <text:p>LCLIENT</text:p>
          </table:table-cell>
          <table:table-cell office:value-type="float" office:value="7" table:content-validation-name="val7" table:style-name="ce19">
            <text:p>7</text:p>
          </table:table-cell>
          <table:table-cell office:value-type="float" office:value="3" table:content-validation-name="val8" table:style-name="ce19">
            <text:p>3</text:p>
          </table:table-cell>
          <table:table-cell table:content-validation-name="val9" table:style-name="ce19"/>
          <table:table-cell office:value-type="float" office:value="5" table:content-validation-name="val10" table:style-name="ce19">
            <text:p>5</text:p>
          </table:table-cell>
          <table:table-cell office:value-type="float" office:value="3" table:content-validation-name="val11" table:style-name="ce20">
            <text:p>3</text:p>
          </table:table-cell>
          <table:table-cell office:value-type="string" table:content-validation-name="val12" table:style-name="ce20">
            <text:p>Finished in Sprint 3</text:p>
          </table:table-cell>
          <table:table-cell office:value-type="string" table:content-validation-name="val3" table:style-name="ce21">
            <text:p>Client</text:p>
          </table:table-cell>
          <table:table-cell office:value-type="string" table:style-name="ce1">
            <text:p>List clients (Client &gt; List)</text:p>
          </table:table-cell>
          <table:table-cell office:value-type="string" table:style-name="ce1">
            <text:p>See which clients are available</text:p>
          </table:table-cell>
          <table:table-cell office:value-type="string" table:style-name="ce23">
            <text:p>Requires Shelter::num_clients and client; and Mainwin::on_clients_list</text:p>
          </table:table-cell>
          <table:table-cell table:number-columns-repeated="16373"/>
        </table:table-row>
        <table:table-row table:style-name="ro5">
          <table:table-cell office:value-type="string" table:style-name="ce18">
            <text:p>ADOPT</text:p>
          </table:table-cell>
          <table:table-cell office:value-type="float" office:value="8" table:content-validation-name="val7" table:style-name="ce19">
            <text:p>8</text:p>
          </table:table-cell>
          <table:table-cell office:value-type="float" office:value="3" table:content-validation-name="val8" table:style-name="ce19">
            <text:p>3</text:p>
          </table:table-cell>
          <table:table-cell table:content-validation-name="val9" table:style-name="ce19"/>
          <table:table-cell office:value-type="float" office:value="5" table:content-validation-name="val10" table:style-name="ce19">
            <text:p>5</text:p>
          </table:table-cell>
          <table:table-cell office:value-type="float" office:value="3" table:content-validation-name="val11" table:style-name="ce20">
            <text:p>3</text:p>
          </table:table-cell>
          <table:table-cell office:value-type="string" table:content-validation-name="val12" table:style-name="ce20">
            <text:p>Finished in Sprint 3</text:p>
          </table:table-cell>
          <table:table-cell office:value-type="string" table:content-validation-name="val3" table:style-name="ce21">
            <text:p>Client</text:p>
          </table:table-cell>
          <table:table-cell office:value-type="string" table:style-name="ce22">
            <text:p>Adopt an animal (Client &gt; Adopt Animal)</text:p>
          </table:table-cell>
          <table:table-cell office:value-type="string" table:style-name="ce23">
            <text:p>Adopt an animal!</text:p>
          </table:table-cell>
          <table:table-cell office:value-type="string" table:style-name="ce23">
            <text:p>Requires Client::adopted vector and Client::adopt method; 1 dialog</text:p>
          </table:table-cell>
          <table:table-cell table:number-columns-repeated="16373" table:style-name="ce24"/>
        </table:table-row>
        <table:table-row table:style-name="ro4">
          <table:table-cell office:value-type="string" table:style-name="ce18">
            <text:p>LADOPT</text:p>
          </table:table-cell>
          <table:table-cell office:value-type="float" office:value="9" table:content-validation-name="val7" table:style-name="ce19">
            <text:p>9</text:p>
          </table:table-cell>
          <table:table-cell office:value-type="float" office:value="3" table:content-validation-name="val8" table:style-name="ce19">
            <text:p>3</text:p>
          </table:table-cell>
          <table:table-cell table:content-validation-name="val9" table:style-name="ce19"/>
          <table:table-cell office:value-type="float" office:value="8" table:content-validation-name="val10" table:style-name="ce19">
            <text:p>8</text:p>
          </table:table-cell>
          <table:table-cell office:value-type="float" office:value="3" table:content-validation-name="val11" table:style-name="ce20">
            <text:p>3</text:p>
          </table:table-cell>
          <table:table-cell office:value-type="string" table:content-validation-name="val12" table:style-name="ce20">
            <text:p>Finished in Sprint 3</text:p>
          </table:table-cell>
          <table:table-cell office:value-type="string" table:content-validation-name="val3" table:style-name="ce21">
            <text:p>Staff</text:p>
          </table:table-cell>
          <table:table-cell office:value-type="string" table:style-name="ce22">
            <text:p>List adopted animals (Client &gt; List Adopted and Animal &gt; List Adopted)</text:p>
          </table:table-cell>
          <table:table-cell office:value-type="string" table:style-name="ce23">
            <text:p>See which client adopted which animal</text:p>
          </table:table-cell>
          <table:table-cell office:value-type="string" table:style-name="ce23">
            <text:p>Requires Client::num_adopted and animal methods; 1 dialog to select the client; Mainwin::on_list_adopted_click</text:p>
          </table:table-cell>
          <table:table-cell table:number-columns-repeated="16373" table:style-name="ce24"/>
        </table:table-row>
        <table:table-row table:style-name="ro4">
          <table:table-cell office:value-type="string" table:style-name="ce18">
            <text:p>SAVE</text:p>
          </table:table-cell>
          <table:table-cell office:value-type="float" office:value="10" table:content-validation-name="val7" table:style-name="ce19">
            <text:p>10</text:p>
          </table:table-cell>
          <table:table-cell office:value-type="float" office:value="4" table:content-validation-name="val8" table:style-name="ce19">
            <text:p>4</text:p>
          </table:table-cell>
          <table:table-cell table:content-validation-name="val9" table:style-name="ce19"/>
          <table:table-cell office:value-type="float" office:value="13" table:content-validation-name="val10" table:style-name="ce19">
            <text:p>13</text:p>
          </table:table-cell>
          <table:table-cell office:value-type="float" office:value="4" table:content-validation-name="val11" table:style-name="ce20">
            <text:p>4</text:p>
          </table:table-cell>
          <table:table-cell office:value-type="string" table:content-validation-name="val12" table:style-name="ce20">
            <text:p>In Work</text:p>
          </table:table-cell>
          <table:table-cell office:value-type="string" table:content-validation-name="val3" table:style-name="ce21">
            <text:p>Manager</text:p>
          </table:table-cell>
          <table:table-cell office:value-type="string" table:style-name="ce22">
            <text:p>Save the data to a default file (File &gt; Save)</text:p>
          </table:table-cell>
          <table:table-cell office:value-type="string" table:style-name="ce23">
            <text:p>Persist our data through the years</text:p>
          </table:table-cell>
          <table:table-cell office:value-type="string" table:style-name="ce23">
            <text:p>Requires Animal::save, Dog::save, Cat::save, and Rabbit::save; Shelter::save; Shelter::filename with getter and setter; and Mainwin::on_save_click</text:p>
          </table:table-cell>
          <table:table-cell table:number-columns-repeated="16373" table:style-name="ce24"/>
        </table:table-row>
        <table:table-row table:style-name="ro3">
          <table:table-cell office:value-type="string" table:style-name="ce18">
            <text:p>LOAD</text:p>
          </table:table-cell>
          <table:table-cell office:value-type="float" office:value="11" table:content-validation-name="val7" table:style-name="ce19">
            <text:p>11</text:p>
          </table:table-cell>
          <table:table-cell office:value-type="float" office:value="4" table:content-validation-name="val8" table:style-name="ce19">
            <text:p>4</text:p>
          </table:table-cell>
          <table:table-cell table:content-validation-name="val9" table:style-name="ce19"/>
          <table:table-cell office:value-type="float" office:value="5" table:content-validation-name="val10" table:style-name="ce19">
            <text:p>5</text:p>
          </table:table-cell>
          <table:table-cell office:value-type="float" office:value="4" table:content-validation-name="val11" table:style-name="ce20">
            <text:p>4</text:p>
          </table:table-cell>
          <table:table-cell office:value-type="string" table:content-validation-name="val12" table:style-name="ce20">
            <text:p>In Work</text:p>
          </table:table-cell>
          <table:table-cell office:value-type="string" table:content-validation-name="val3" table:style-name="ce21">
            <text:p>Manager</text:p>
          </table:table-cell>
          <table:table-cell office:value-type="string" table:style-name="ce22">
            <text:p>Load the data from a default file (File &gt; Open)</text:p>
          </table:table-cell>
          <table:table-cell office:value-type="string" table:style-name="ce23">
            <text:p>Persist our data through the years</text:p>
          </table:table-cell>
          <table:table-cell office:value-type="string" table:style-name="ce23">
            <text:p>Requires Animal::Animal(ist), Dog::Dog, Cat::Cat, and Rabbit::Rabbit; Shelter::Shelter; and Mainwin::on_open_click; dialog and logic for handling “dirty” data (baseline and adapt from Paint(17) if you don’t have it already)</text:p>
          </table:table-cell>
          <table:table-cell table:number-columns-repeated="16373" table:style-name="ce24"/>
        </table:table-row>
        <table:table-row table:style-name="ro5">
          <table:table-cell office:value-type="string" table:style-name="ce18">
            <text:p>NEW</text:p>
          </table:table-cell>
          <table:table-cell office:value-type="float" office:value="12" table:content-validation-name="val7" table:style-name="ce19">
            <text:p>12</text:p>
          </table:table-cell>
          <table:table-cell office:value-type="float" office:value="5" table:content-validation-name="val8" table:style-name="ce19">
            <text:p>5</text:p>
          </table:table-cell>
          <table:table-cell table:content-validation-name="val9" table:style-name="ce19"/>
          <table:table-cell office:value-type="float" office:value="5" table:content-validation-name="val10" table:style-name="ce19">
            <text:p>5</text:p>
          </table:table-cell>
          <table:table-cell office:value-type="float" office:value="5" table:content-validation-name="val11" table:style-name="ce20">
            <text:p>5</text:p>
          </table:table-cell>
          <table:table-cell office:value-type="string" table:content-validation-name="val12" table:style-name="ce20">
            <text:p>In Work</text:p>
          </table:table-cell>
          <table:table-cell office:value-type="string" table:content-validation-name="val3" table:style-name="ce21">
            <text:p>Director</text:p>
          </table:table-cell>
          <table:table-cell office:value-type="string" table:style-name="ce22">
            <text:p>Create a new shelter (File &gt; New)</text:p>
          </table:table-cell>
          <table:table-cell office:value-type="string" table:style-name="ce23">
            <text:p>Open additional shelters as needed</text:p>
          </table:table-cell>
          <table:table-cell office:value-type="string" table:style-name="ce23">
            <text:p>Requires Mainwin::on_new_shelter_click;</text:p>
          </table:table-cell>
          <table:table-cell table:number-columns-repeated="16373" table:style-name="ce24"/>
        </table:table-row>
        <table:table-row table:style-name="ro4">
          <table:table-cell office:value-type="string" table:style-name="ce18">
            <text:p>SAVEF</text:p>
          </table:table-cell>
          <table:table-cell office:value-type="float" office:value="13" table:content-validation-name="val7" table:style-name="ce19">
            <text:p>13</text:p>
          </table:table-cell>
          <table:table-cell office:value-type="float" office:value="5" table:content-validation-name="val8" table:style-name="ce19">
            <text:p>5</text:p>
          </table:table-cell>
          <table:table-cell table:content-validation-name="val9" table:style-name="ce19"/>
          <table:table-cell office:value-type="float" office:value="5" table:content-validation-name="val10" table:style-name="ce19">
            <text:p>5</text:p>
          </table:table-cell>
          <table:table-cell office:value-type="float" office:value="5" table:content-validation-name="val11" table:style-name="ce20">
            <text:p>5</text:p>
          </table:table-cell>
          <table:table-cell office:value-type="string" table:content-validation-name="val12" table:style-name="ce20">
            <text:p>In Work</text:p>
          </table:table-cell>
          <table:table-cell office:value-type="string" table:content-validation-name="val3" table:style-name="ce21">
            <text:p>Director</text:p>
          </table:table-cell>
          <table:table-cell office:value-type="string" table:style-name="ce22">
            <text:p>Save the data to a specified file (File &gt; Save As)</text:p>
          </table:table-cell>
          <table:table-cell office:value-type="string" table:style-name="ce23">
            <text:p>Backup or baseline a new shelter</text:p>
          </table:table-cell>
          <table:table-cell office:value-type="string" table:style-name="ce23">
            <text:p>Requires Mainwin::on_save_as_click; Shelter::set_filename; adding Gtk::FileChooserDialog (baseline from Paint(17) if you don’t have it already); set filename in Shelter</text:p>
          </table:table-cell>
          <table:table-cell table:number-columns-repeated="16373" table:style-name="ce24"/>
        </table:table-row>
        <table:table-row table:style-name="ro4">
          <table:table-cell office:value-type="string" table:style-name="ce18">
            <text:p>LOADF</text:p>
          </table:table-cell>
          <table:table-cell office:value-type="float" office:value="14" table:content-validation-name="val7" table:style-name="ce19">
            <text:p>14</text:p>
          </table:table-cell>
          <table:table-cell office:value-type="float" office:value="5" table:content-validation-name="val8" table:style-name="ce19">
            <text:p>5</text:p>
          </table:table-cell>
          <table:table-cell table:content-validation-name="val9" table:style-name="ce19"/>
          <table:table-cell office:value-type="float" office:value="3" table:content-validation-name="val10" table:style-name="ce19">
            <text:p>3</text:p>
          </table:table-cell>
          <table:table-cell office:value-type="float" office:value="5" table:content-validation-name="val11" table:style-name="ce20">
            <text:p>5</text:p>
          </table:table-cell>
          <table:table-cell office:value-type="string" table:content-validation-name="val12" table:style-name="ce20">
            <text:p>In Work</text:p>
          </table:table-cell>
          <table:table-cell office:value-type="string" table:content-validation-name="val3" table:style-name="ce21">
            <text:p>Director</text:p>
          </table:table-cell>
          <table:table-cell office:value-type="string" table:style-name="ce22">
            <text:p>Load the data from a specified file (File &gt; Open)</text:p>
          </table:table-cell>
          <table:table-cell office:value-type="string" table:style-name="ce23">
            <text:p>Work with multiple shelters</text:p>
          </table:table-cell>
          <table:table-cell office:value-type="string" table:style-name="ce23">
            <text:p>Requires adding Gtk::FileChooserDialog (baseline from Paint(17) if you don’t have it already)</text:p>
          </table:table-cell>
          <table:table-cell table:number-columns-repeated="16373" table:style-name="ce24"/>
        </table:table-row>
        <table:table-row table:style-name="ro4">
          <table:table-cell office:value-type="string" table:style-name="ce18">
            <text:p>ABOUT</text:p>
          </table:table-cell>
          <table:table-cell office:value-type="float" office:value="15" table:content-validation-name="val7" table:style-name="ce19">
            <text:p>15</text:p>
          </table:table-cell>
          <table:table-cell office:value-type="float" office:value="5" table:content-validation-name="val8" table:style-name="ce19">
            <text:p>5</text:p>
          </table:table-cell>
          <table:table-cell table:content-validation-name="val9" table:style-name="ce19"/>
          <table:table-cell office:value-type="float" office:value="2" table:content-validation-name="val10" table:style-name="ce19">
            <text:p>2</text:p>
          </table:table-cell>
          <table:table-cell office:value-type="float" office:value="5" table:content-validation-name="val11" table:style-name="ce20">
            <text:p>5</text:p>
          </table:table-cell>
          <table:table-cell office:value-type="string" table:content-validation-name="val12" table:style-name="ce20">
            <text:p>Finished in Sprint 3</text:p>
          </table:table-cell>
          <table:table-cell office:value-type="string" table:content-validation-name="val3" table:style-name="ce21">
            <text:p>Director</text:p>
          </table:table-cell>
          <table:table-cell office:value-type="string" table:style-name="ce22">
            <text:p>Display version and required attributions (Help &gt; About)</text:p>
          </table:table-cell>
          <table:table-cell office:value-type="string" table:style-name="ce23">
            <text:p>Stay legal and in control</text:p>
          </table:table-cell>
          <table:table-cell office:value-type="string" table:style-name="ce23">
            <text:p>Requires adding Mainwin::on_about_click with Gtk::AboutDialog. Include a properly licensed logo!</text:p>
          </table:table-cell>
          <table:table-cell table:number-columns-repeated="16373" table:style-name="ce24"/>
        </table:table-row>
        <table:table-row table:style-name="ro4">
          <table:table-cell office:value-type="string" table:style-name="ce18">
            <text:p>PHOTO</text:p>
          </table:table-cell>
          <table:table-cell office:value-type="float" office:value="16" table:content-validation-name="val7" table:style-name="ce19">
            <text:p>16</text:p>
          </table:table-cell>
          <table:table-cell table:content-validation-name="val8" table:style-name="ce19"/>
          <table:table-cell office:value-type="string" table:content-validation-name="val9" table:style-name="ce19">
            <text:p>TBD</text:p>
          </table:table-cell>
          <table:table-cell office:value-type="float" office:value="8" table:content-validation-name="val10" table:style-name="ce19">
            <text:p>8</text:p>
          </table:table-cell>
          <table:table-cell office:value-type="float" office:value="5" table:content-validation-name="val11" table:style-name="ce20">
            <text:p>5</text:p>
          </table:table-cell>
          <table:table-cell office:value-type="string" table:content-validation-name="val12" table:style-name="ce20">
            <text:p>In Work</text:p>
          </table:table-cell>
          <table:table-cell office:value-type="string" table:content-validation-name="val3" table:style-name="ce21">
            <text:p>Client</text:p>
          </table:table-cell>
          <table:table-cell office:value-type="string" table:style-name="ce22">
            <text:p>See photo and information about an available animal</text:p>
          </table:table-cell>
          <table:table-cell office:value-type="string" table:style-name="ce23">
            <text:p>Decide if it’s right for my family</text:p>
          </table:table-cell>
          <table:table-cell office:value-type="string" table:style-name="ce23">
            <text:p>Requires existing animal selection dialog + 1 dialog derived from Animal &gt; New with a Gtk::Image, Mainwin::on_view_animal_click.</text:p>
          </table:table-cell>
          <table:table-cell table:number-columns-repeated="16373" table:style-name="ce24"/>
        </table:table-row>
        <table:table-row table:style-name="ro4">
          <table:table-cell office:value-type="string" table:style-name="ce25">
            <text:p>NANIM</text:p>
          </table:table-cell>
          <table:table-cell office:value-type="float" office:value="17" table:content-validation-name="val7" table:style-name="ce19">
            <text:p>17</text:p>
          </table:table-cell>
          <table:table-cell table:content-validation-name="val8" table:style-name="ce19"/>
          <table:table-cell office:value-type="string" table:content-validation-name="val9" table:style-name="ce19">
            <text:p>TBD</text:p>
          </table:table-cell>
          <table:table-cell office:value-type="float" office:value="5" table:content-validation-name="val10" table:style-name="ce19">
            <text:p>5</text:p>
          </table:table-cell>
          <table:table-cell office:value-type="float" office:value="4" table:content-validation-name="val11" table:style-name="ce20">
            <text:p>4</text:p>
          </table:table-cell>
          <table:table-cell office:value-type="string" table:content-validation-name="val12" table:style-name="ce20">
            <text:p>In Work</text:p>
          </table:table-cell>
          <table:table-cell office:value-type="string" table:content-validation-name="val3" table:style-name="ce21">
            <text:p>Client</text:p>
          </table:table-cell>
          <table:table-cell office:value-type="string" table:style-name="ce22">
            <text:p>Create new animals and / or clients during adoption</text:p>
          </table:table-cell>
          <table:table-cell office:value-type="string" table:style-name="ce23">
            <text:p>Simplify the adoption process</text:p>
          </table:table-cell>
          <table:table-cell office:value-type="string" table:style-name="ce23">
            <text:p>Add “New Client” button to the client selection dialog; Add “New Animal” button to the animal selection dialog; add logic to integrate smoothly</text:p>
          </table:table-cell>
          <table:table-cell table:number-columns-repeated="16373"/>
        </table:table-row>
        <table:table-row table:style-name="ro2">
          <table:table-cell table:style-name="ce18"/>
          <table:table-cell table:content-validation-name="val7" table:style-name="ce19"/>
          <table:table-cell table:content-validation-name="val8" table:style-name="ce19"/>
          <table:table-cell table:content-validation-name="val9" table:style-name="ce19"/>
          <table:table-cell table:content-validation-name="val10" table:style-name="ce19"/>
          <table:table-cell table:content-validation-name="val11" table:style-name="ce20"/>
          <table:table-cell table:content-validation-name="val12" table:style-name="ce20"/>
          <table:table-cell table:content-validation-name="val3" table:style-name="ce21"/>
          <table:table-cell table:style-name="ce22"/>
          <table:table-cell table:number-columns-repeated="2" table:style-name="ce23"/>
          <table:table-cell table:number-columns-repeated="16373" table:style-name="ce24"/>
        </table:table-row>
        <table:table-row table:style-name="ro2">
          <table:table-cell table:style-name="ce18"/>
          <table:table-cell table:content-validation-name="val7" table:style-name="ce19"/>
          <table:table-cell table:content-validation-name="val8" table:style-name="ce19"/>
          <table:table-cell table:content-validation-name="val9" table:style-name="ce19"/>
          <table:table-cell table:content-validation-name="val10" table:style-name="ce19"/>
          <table:table-cell table:content-validation-name="val11" table:style-name="ce20"/>
          <table:table-cell table:content-validation-name="val12" table:style-name="ce20"/>
          <table:table-cell table:content-validation-name="val3" table:style-name="ce21"/>
          <table:table-cell table:style-name="ce22"/>
          <table:table-cell table:number-columns-repeated="2" table:style-name="ce23"/>
          <table:table-cell table:number-columns-repeated="16373" table:style-name="ce26"/>
        </table:table-row>
        <table:table-row table:number-rows-repeated="4" table:style-name="ro2">
          <table:table-cell table:style-name="ce25"/>
          <table:table-cell table:content-validation-name="val7" table:style-name="ce19"/>
          <table:table-cell table:content-validation-name="val8" table:style-name="ce19"/>
          <table:table-cell table:content-validation-name="val9" table:style-name="ce19"/>
          <table:table-cell table:content-validation-name="val10" table:style-name="ce19"/>
          <table:table-cell table:content-validation-name="val11" table:style-name="ce20"/>
          <table:table-cell table:content-validation-name="val12" table:style-name="ce20"/>
          <table:table-cell table:content-validation-name="val3" table:style-name="ce21"/>
          <table:table-cell table:style-name="ce22"/>
          <table:table-cell table:number-columns-repeated="2" table:style-name="ce23"/>
          <table:table-cell table:number-columns-repeated="16373"/>
        </table:table-row>
        <table:table-row table:number-rows-repeated="10" table:style-name="ro6">
          <table:table-cell table:style-name="ce25"/>
          <table:table-cell table:content-validation-name="val7" table:style-name="ce19"/>
          <table:table-cell table:content-validation-name="val8" table:style-name="ce19"/>
          <table:table-cell table:content-validation-name="val9" table:style-name="ce19"/>
          <table:table-cell table:content-validation-name="val10" table:style-name="ce19"/>
          <table:table-cell table:content-validation-name="val11" table:style-name="ce20"/>
          <table:table-cell table:content-validation-name="val12" table:style-name="ce20"/>
          <table:table-cell table:content-validation-name="val3" table:style-name="ce21"/>
          <table:table-cell table:style-name="ce22"/>
          <table:table-cell table:number-columns-repeated="2" table:style-name="ce23"/>
          <table:table-cell table:number-columns-repeated="16373"/>
        </table:table-row>
        <table:table-row table:number-rows-repeated="40" table:style-name="ro6">
          <table:table-cell table:style-name="ce25"/>
          <table:table-cell table:content-validation-name="val7" table:style-name="ce19"/>
          <table:table-cell table:content-validation-name="val8" table:style-name="ce19"/>
          <table:table-cell table:content-validation-name="val9" table:style-name="ce19"/>
          <table:table-cell table:content-validation-name="val10" table:style-name="ce19"/>
          <table:table-cell table:content-validation-name="val11" table:style-name="ce20"/>
          <table:table-cell table:content-validation-name="val12" table:style-name="ce20"/>
          <table:table-cell table:content-validation-name="val3" table:style-name="ce21"/>
          <table:table-cell table:style-name="ce18"/>
          <table:table-cell table:number-columns-repeated="2" table:style-name="ce27"/>
          <table:table-cell table:number-columns-repeated="16373"/>
        </table:table-row>
        <table:table-row table:number-rows-repeated="19" table:style-name="ro6">
          <table:table-cell table:number-columns-repeated="8"/>
          <table:table-cell table:style-name="ce28"/>
          <table:table-cell table:number-columns-repeated="16375"/>
        </table:table-row>
        <table:table-row table:number-rows-repeated="1048461" table:style-name="ro6">
          <table:table-cell table:number-columns-repeated="16384"/>
        </table:table-row>
      </table:table>
      <table:table table:name="Sprint_01_Backlog" table:style-name="ta1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1">
          <table:table-cell office:value-type="string" table:style-name="ce35">
            <text:p>Sprint #</text:p>
          </table:table-cell>
          <table:table-cell office:value-type="float" office:value="1" table:style-name="ce35">
            <text:p>1</text:p>
          </table:table-cell>
          <table:table-cell table:style-name="ce35"/>
          <table:table-cell office:value-type="string" table:style-name="ce36">
            <text:p>Complete Fields in Green!!!</text:p>
          </table:table-cell>
          <table:table-cell table:style-name="ce1"/>
          <table:table-cell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Start on</text:p>
          </table:table-cell>
          <table:table-cell office:value-type="date" office:date-value="2019-10-29T00:00:00" table:style-name="ce38">
            <text:p>Oct 29</text:p>
          </table:table-cell>
          <table:table-cell table:style-name="ce35"/>
          <table:table-cell office:value-type="string" table:style-name="ce39">
            <text:p>*** Create a new Sprint Backlog for EVERY SPRINT ***</text:p>
          </table:table-cell>
          <table:table-cell table:number-columns-repeated="2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End on</text:p>
          </table:table-cell>
          <table:table-cell office:value-type="date" office:date-value="2019-11-05T00:00:00" table:formula="of:=[.B2]+7" table:style-name="ce38">
            <text:p>Nov 05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emo on</text:p>
          </table:table-cell>
          <table:table-cell office:value-type="string" table:style-name="ce40">
            <text:p>TBD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table:style-name="ce40"/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office:value-type="string" table:style-name="ce41">
            <text:p>Remaining</text:p>
          </table:table-cell>
          <table:table-cell office:value-type="string" table:style-name="ce35">
            <text:p>Completed (this day)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Total Tasks</text:p>
          </table:table-cell>
          <table:table-cell office:value-type="float" office:value="10" table:formula="of:=COUNTA([.D17:.D995])" table:style-name="ce35">
            <text:p>10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1 Left</text:p>
          </table:table-cell>
          <table:table-cell office:value-type="float" office:value="7" table:formula="of:=[.B7]-[.C8]" table:style-name="ce35">
            <text:p>7</text:p>
          </table:table-cell>
          <table:table-cell office:value-type="float" office:value="3" table:formula="of:=COUNTIF([.E$17:.E$995]; &quot;Completed Day 1&quot;)" table:style-name="ce35">
            <text:p>3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2 Left</text:p>
          </table:table-cell>
          <table:table-cell office:value-type="float" office:value="7" table:formula="of:=[.B8]-[.C9]" table:style-name="ce35">
            <text:p>7</text:p>
          </table:table-cell>
          <table:table-cell office:value-type="float" office:value="0" table:formula="of:=COUNTIF([.E$17:.E$995]; &quot;Completed Day 2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3 Left</text:p>
          </table:table-cell>
          <table:table-cell office:value-type="float" office:value="7" table:formula="of:=[.B9]-[.C10]" table:style-name="ce35">
            <text:p>7</text:p>
          </table:table-cell>
          <table:table-cell office:value-type="float" office:value="0" table:formula="of:=COUNTIF([.E$17:.E$995]; &quot;Completed Day 3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4 Left</text:p>
          </table:table-cell>
          <table:table-cell office:value-type="float" office:value="7" table:formula="of:=[.B10]-[.C11]" table:style-name="ce35">
            <text:p>7</text:p>
          </table:table-cell>
          <table:table-cell office:value-type="float" office:value="0" table:formula="of:=COUNTIF([.E$17:.E$995]; &quot;Completed Day 4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5 Left</text:p>
          </table:table-cell>
          <table:table-cell office:value-type="float" office:value="5" table:formula="of:=[.B11]-[.C12]" table:style-name="ce35">
            <text:p>5</text:p>
          </table:table-cell>
          <table:table-cell office:value-type="float" office:value="2" table:formula="of:=COUNTIF([.E$17:.E$995]; &quot;Completed Day 5&quot;)" table:style-name="ce35">
            <text:p>2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6 Left</text:p>
          </table:table-cell>
          <table:table-cell office:value-type="float" office:value="2" table:formula="of:=[.B12]-[.C13]" table:style-name="ce35">
            <text:p>2</text:p>
          </table:table-cell>
          <table:table-cell office:value-type="float" office:value="3" table:formula="of:=COUNTIF([.E$17:.E$995]; &quot;Completed Day 6&quot;)" table:style-name="ce35">
            <text:p>3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7 Left</text:p>
          </table:table-cell>
          <table:table-cell office:value-type="float" office:value="0" table:formula="of:=[.B13]-[.C14]" table:style-name="ce35">
            <text:p>0</text:p>
          </table:table-cell>
          <table:table-cell office:value-type="float" office:value="2" table:formula="of:=COUNTIF([.E$17:.E$995]; &quot;Completed Day 7&quot;)" table:style-name="ce35">
            <text:p>2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number-columns-repeated="6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42">
            <text:p>Task ID</text:p>
          </table:table-cell>
          <table:table-cell office:value-type="string" table:style-name="ce42">
            <text:p>Feature ID</text:p>
          </table:table-cell>
          <table:table-cell office:value-type="string" table:style-name="ce42">
            <text:p>Assigned To</text:p>
          </table:table-cell>
          <table:table-cell office:value-type="string" table:style-name="ce42">
            <text:p>Description</text:p>
          </table:table-cell>
          <table:table-cell office:value-type="string" table:style-name="ce42">
            <text:p>Status</text:p>
          </table:table-cell>
          <table:table-cell office:value-type="string" table:style-name="ce42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3" table:style-name="ce1">
            <text:p>1</text:p>
          </table:table-cell>
          <table:table-cell office:value-type="string" table:content-validation-name="val14" table:style-name="ce31">
            <text:p>DOG</text:p>
          </table:table-cell>
          <table:table-cell table:content-validation-name="val15" table:style-name="ce29"/>
          <table:table-cell office:value-type="string" table:style-name="ce43">
            <text:p>Create the Makefile</text:p>
          </table:table-cell>
          <table:table-cell office:value-type="string" table:content-validation-name="val17" table:style-name="ce44">
            <text:p>Completed Day 1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" table:content-validation-name="val13" table:style-name="ce1">
            <text:p>2</text:p>
          </table:table-cell>
          <table:table-cell office:value-type="string" table:content-validation-name="val14" table:style-name="ce31">
            <text:p>DOG</text:p>
          </table:table-cell>
          <table:table-cell table:content-validation-name="val15" table:style-name="ce29"/>
          <table:table-cell office:value-type="string" table:content-validation-name="val16" table:style-name="ce31">
            <text:p>Create all required header files</text:p>
          </table:table-cell>
          <table:table-cell office:value-type="string" table:content-validation-name="val17" table:style-name="ce44">
            <text:p>Completed Day 1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" table:content-validation-name="val13" table:style-name="ce1">
            <text:p>3</text:p>
          </table:table-cell>
          <table:table-cell office:value-type="string" table:content-validation-name="val14" table:style-name="ce31">
            <text:p>LANIM</text:p>
          </table:table-cell>
          <table:table-cell table:content-validation-name="val15" table:style-name="ce29"/>
          <table:table-cell office:value-type="string" table:content-validation-name="val16" table:style-name="ce31">
            <text:p>Implement the GUI of the MUSS</text:p>
          </table:table-cell>
          <table:table-cell office:value-type="string" table:content-validation-name="val17" table:style-name="ce44">
            <text:p>Completed Day 1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" table:content-validation-name="val13" table:style-name="ce1">
            <text:p>4</text:p>
          </table:table-cell>
          <table:table-cell office:value-type="string" table:content-validation-name="val14" table:style-name="ce31">
            <text:p>EXIT</text:p>
          </table:table-cell>
          <table:table-cell table:content-validation-name="val15" table:style-name="ce29"/>
          <table:table-cell office:value-type="string" table:content-validation-name="val16" table:style-name="ce31">
            <text:p>Exit the store when File→Quit is clicked</text:p>
          </table:table-cell>
          <table:table-cell office:value-type="string" table:content-validation-name="val17" table:style-name="ce44">
            <text:p>Completed Day 7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" table:content-validation-name="val13" table:style-name="ce1">
            <text:p>5</text:p>
          </table:table-cell>
          <table:table-cell office:value-type="string" table:content-validation-name="val14" table:style-name="ce31">
            <text:p>LANIM</text:p>
          </table:table-cell>
          <table:table-cell table:content-validation-name="val15" table:style-name="ce29"/>
          <table:table-cell office:value-type="string" table:content-validation-name="val16" table:style-name="ce31">
            <text:p>Show in the text data area the list of dogs in the shelter</text:p>
          </table:table-cell>
          <table:table-cell office:value-type="string" table:content-validation-name="val17" table:style-name="ce44">
            <text:p>Completed Day 5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" table:content-validation-name="val13" table:style-name="ce1">
            <text:p>6</text:p>
          </table:table-cell>
          <table:table-cell office:value-type="string" table:content-validation-name="val14" table:style-name="ce31">
            <text:p>LANIM</text:p>
          </table:table-cell>
          <table:table-cell table:content-validation-name="val15" table:style-name="ce29"/>
          <table:table-cell office:value-type="string" table:content-validation-name="val16" table:style-name="ce31">
            <text:p>Allow a dialog box to pop up when Animal→Create is clicked</text:p>
          </table:table-cell>
          <table:table-cell office:value-type="string" table:content-validation-name="val17" table:style-name="ce44">
            <text:p>Completed Day 5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" table:content-validation-name="val13" table:style-name="ce1">
            <text:p>7</text:p>
          </table:table-cell>
          <table:table-cell office:value-type="string" table:content-validation-name="val14" table:style-name="ce31">
            <text:p>LANIM</text:p>
          </table:table-cell>
          <table:table-cell table:content-validation-name="val15" table:style-name="ce29"/>
          <table:table-cell office:value-type="string" table:content-validation-name="val16" table:style-name="ce31">
            <text:p>Allow a combo box to let user select the breed</text:p>
          </table:table-cell>
          <table:table-cell office:value-type="string" table:content-validation-name="val17" table:style-name="ce44">
            <text:p>Completed Day 6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8" table:content-validation-name="val13" table:style-name="ce1">
            <text:p>8</text:p>
          </table:table-cell>
          <table:table-cell office:value-type="string" table:content-validation-name="val14" table:style-name="ce31">
            <text:p>DOG</text:p>
          </table:table-cell>
          <table:table-cell table:content-validation-name="val15" table:style-name="ce29"/>
          <table:table-cell office:value-type="string" table:content-validation-name="val16" table:style-name="ce31">
            <text:p>Allow a combo box to let user select the gender</text:p>
          </table:table-cell>
          <table:table-cell office:value-type="string" table:content-validation-name="val17" table:style-name="ce44">
            <text:p>Completed Day 6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9" table:content-validation-name="val13" table:style-name="ce1">
            <text:p>9</text:p>
          </table:table-cell>
          <table:table-cell office:value-type="string" table:content-validation-name="val14" table:style-name="ce31">
            <text:p>DOG</text:p>
          </table:table-cell>
          <table:table-cell table:content-validation-name="val15" table:style-name="ce29"/>
          <table:table-cell office:value-type="string" table:content-validation-name="val16" table:style-name="ce31">
            <text:p>Allow for the user to enter then name of the dog</text:p>
          </table:table-cell>
          <table:table-cell office:value-type="string" table:content-validation-name="val17" table:style-name="ce44">
            <text:p>Completed Day 7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0" table:content-validation-name="val13" table:style-name="ce1">
            <text:p>10</text:p>
          </table:table-cell>
          <table:table-cell office:value-type="string" table:content-validation-name="val14" table:style-name="ce31">
            <text:p>DOG</text:p>
          </table:table-cell>
          <table:table-cell table:content-validation-name="val15" table:style-name="ce29"/>
          <table:table-cell office:value-type="string" table:content-validation-name="val16" table:style-name="ce31">
            <text:p>Allow for the user to input the age of the dog</text:p>
          </table:table-cell>
          <table:table-cell office:value-type="string" table:content-validation-name="val17" table:style-name="ce44">
            <text:p>Completed Day 6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1" table:content-validation-name="val13" table:style-name="ce1">
            <text:p>11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2" table:content-validation-name="val13" table:style-name="ce1">
            <text:p>12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3" table:content-validation-name="val13" table:style-name="ce1">
            <text:p>13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4" table:content-validation-name="val13" table:style-name="ce1">
            <text:p>14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5" table:content-validation-name="val13" table:style-name="ce1">
            <text:p>15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6" table:content-validation-name="val13" table:style-name="ce1">
            <text:p>16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7" table:content-validation-name="val13" table:style-name="ce1">
            <text:p>17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8" table:content-validation-name="val13" table:style-name="ce1">
            <text:p>18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9" table:content-validation-name="val13" table:style-name="ce1">
            <text:p>19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0" table:content-validation-name="val13" table:style-name="ce1">
            <text:p>20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1" table:content-validation-name="val13" table:style-name="ce1">
            <text:p>21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2" table:content-validation-name="val13" table:style-name="ce1">
            <text:p>22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3" table:content-validation-name="val13" table:style-name="ce1">
            <text:p>23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4" table:content-validation-name="val13" table:style-name="ce1">
            <text:p>24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5" table:content-validation-name="val13" table:style-name="ce1">
            <text:p>25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6" table:content-validation-name="val13" table:style-name="ce1">
            <text:p>26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7" table:content-validation-name="val13" table:style-name="ce1">
            <text:p>27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8" table:content-validation-name="val13" table:style-name="ce1">
            <text:p>28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9" table:content-validation-name="val13" table:style-name="ce1">
            <text:p>29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0" table:content-validation-name="val13" table:style-name="ce1">
            <text:p>30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1" table:content-validation-name="val13" table:style-name="ce1">
            <text:p>31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2" table:content-validation-name="val13" table:style-name="ce1">
            <text:p>32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3" table:content-validation-name="val13" table:style-name="ce1">
            <text:p>33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4" table:content-validation-name="val13" table:style-name="ce1">
            <text:p>34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5" table:content-validation-name="val13" table:style-name="ce1">
            <text:p>35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6" table:content-validation-name="val13" table:style-name="ce1">
            <text:p>36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7" table:content-validation-name="val13" table:style-name="ce1">
            <text:p>37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8" table:content-validation-name="val13" table:style-name="ce1">
            <text:p>38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9" table:content-validation-name="val13" table:style-name="ce1">
            <text:p>39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0" table:content-validation-name="val13" table:style-name="ce1">
            <text:p>40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1" table:content-validation-name="val13" table:style-name="ce1">
            <text:p>41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2" table:content-validation-name="val13" table:style-name="ce1">
            <text:p>42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3" table:content-validation-name="val13" table:style-name="ce1">
            <text:p>43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4" table:content-validation-name="val13" table:style-name="ce1">
            <text:p>44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5" table:content-validation-name="val13" table:style-name="ce1">
            <text:p>45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6" table:content-validation-name="val13" table:style-name="ce1">
            <text:p>46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7" table:content-validation-name="val13" table:style-name="ce1">
            <text:p>47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8" table:content-validation-name="val13" table:style-name="ce1">
            <text:p>48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9" table:content-validation-name="val13" table:style-name="ce1">
            <text:p>49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0" table:content-validation-name="val13" table:style-name="ce1">
            <text:p>50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1" table:content-validation-name="val13" table:style-name="ce1">
            <text:p>51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2" table:content-validation-name="val13" table:style-name="ce1">
            <text:p>52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3" table:content-validation-name="val13" table:style-name="ce1">
            <text:p>53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4" table:content-validation-name="val13" table:style-name="ce1">
            <text:p>54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5" table:content-validation-name="val13" table:style-name="ce1">
            <text:p>55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6" table:content-validation-name="val13" table:style-name="ce1">
            <text:p>56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7" table:content-validation-name="val13" table:style-name="ce1">
            <text:p>57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8" table:content-validation-name="val13" table:style-name="ce1">
            <text:p>58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9" table:content-validation-name="val13" table:style-name="ce1">
            <text:p>59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0" table:content-validation-name="val13" table:style-name="ce1">
            <text:p>60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1" table:content-validation-name="val13" table:style-name="ce1">
            <text:p>61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2" table:content-validation-name="val13" table:style-name="ce1">
            <text:p>62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3" table:content-validation-name="val13" table:style-name="ce1">
            <text:p>63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4" table:content-validation-name="val13" table:style-name="ce1">
            <text:p>64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5" table:content-validation-name="val13" table:style-name="ce1">
            <text:p>65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6" table:content-validation-name="val13" table:style-name="ce1">
            <text:p>66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7" table:content-validation-name="val13" table:style-name="ce1">
            <text:p>67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8" table:content-validation-name="val13" table:style-name="ce1">
            <text:p>68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9" table:content-validation-name="val13" table:style-name="ce1">
            <text:p>69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0" table:content-validation-name="val13" table:style-name="ce1">
            <text:p>70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1" table:content-validation-name="val13" table:style-name="ce1">
            <text:p>71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2" table:content-validation-name="val13" table:style-name="ce1">
            <text:p>72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3" table:content-validation-name="val13" table:style-name="ce1">
            <text:p>73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4" table:content-validation-name="val13" table:style-name="ce1">
            <text:p>74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5" table:content-validation-name="val13" table:style-name="ce1">
            <text:p>75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6" table:content-validation-name="val13" table:style-name="ce1">
            <text:p>76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7" table:content-validation-name="val13" table:style-name="ce1">
            <text:p>77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8" table:content-validation-name="val13" table:style-name="ce1">
            <text:p>78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9" table:content-validation-name="val13" table:style-name="ce1">
            <text:p>79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80" table:content-validation-name="val13" table:style-name="ce1">
            <text:p>80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81" table:content-validation-name="val13" table:style-name="ce1">
            <text:p>81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82" table:content-validation-name="val13" table:style-name="ce1">
            <text:p>82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83" table:content-validation-name="val13" table:style-name="ce1">
            <text:p>83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84" table:content-validation-name="val13" table:style-name="ce1">
            <text:p>84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1">
          <table:table-cell office:value-type="string" table:style-name="ce35">
            <text:p>Sprint #</text:p>
          </table:table-cell>
          <table:table-cell office:value-type="float" office:value="2" table:formula="of:=[Sprint_01_Backlog.B1]+1" table:style-name="ce35">
            <text:p>2</text:p>
          </table:table-cell>
          <table:table-cell table:style-name="ce35"/>
          <table:table-cell office:value-type="string" table:style-name="ce36">
            <text:p>Complete Fields in Green!!!</text:p>
          </table:table-cell>
          <table:table-cell table:style-name="ce1"/>
          <table:table-cell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Start on</text:p>
          </table:table-cell>
          <table:table-cell office:value-type="date" office:date-value="2019-11-05T00:00:00" table:formula="of:=[Sprint_01_Backlog.B3]" table:style-name="ce38">
            <text:p>Nov 05</text:p>
          </table:table-cell>
          <table:table-cell table:style-name="ce35"/>
          <table:table-cell office:value-type="string" table:style-name="ce39">
            <text:p>*** Create a new Sprint Backlog for EVERY SPRINT ***</text:p>
          </table:table-cell>
          <table:table-cell table:number-columns-repeated="2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End on</text:p>
          </table:table-cell>
          <table:table-cell office:value-type="date" office:date-value="2019-11-12T00:00:00" table:formula="of:=[.B2]+7" table:style-name="ce38">
            <text:p>Nov 12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emo on</text:p>
          </table:table-cell>
          <table:table-cell office:value-type="string" table:style-name="ce40">
            <text:p>TBD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table:style-name="ce40"/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office:value-type="string" table:style-name="ce41">
            <text:p>Remaining</text:p>
          </table:table-cell>
          <table:table-cell office:value-type="string" table:style-name="ce35">
            <text:p>Completed (this day)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Total Tasks</text:p>
          </table:table-cell>
          <table:table-cell office:value-type="float" office:value="10" table:formula="of:=COUNTA([.D17:.D995])" table:style-name="ce35">
            <text:p>10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1 Left</text:p>
          </table:table-cell>
          <table:table-cell office:value-type="float" office:value="10" table:formula="of:=[.B7]-[.C8]" table:style-name="ce35">
            <text:p>10</text:p>
          </table:table-cell>
          <table:table-cell office:value-type="float" office:value="0" table:formula="of:=COUNTIF([.E$17:.E$995]; &quot;Completed Day 1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2 Left</text:p>
          </table:table-cell>
          <table:table-cell office:value-type="float" office:value="10" table:formula="of:=[.B8]-[.C9]" table:style-name="ce35">
            <text:p>10</text:p>
          </table:table-cell>
          <table:table-cell office:value-type="float" office:value="0" table:formula="of:=COUNTIF([.E$17:.E$995]; &quot;Completed Day 2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3 Left</text:p>
          </table:table-cell>
          <table:table-cell office:value-type="float" office:value="10" table:formula="of:=[.B9]-[.C10]" table:style-name="ce35">
            <text:p>10</text:p>
          </table:table-cell>
          <table:table-cell office:value-type="float" office:value="0" table:formula="of:=COUNTIF([.E$17:.E$995]; &quot;Completed Day 3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4 Left</text:p>
          </table:table-cell>
          <table:table-cell office:value-type="float" office:value="10" table:formula="of:=[.B10]-[.C11]" table:style-name="ce35">
            <text:p>10</text:p>
          </table:table-cell>
          <table:table-cell office:value-type="float" office:value="0" table:formula="of:=COUNTIF([.E$17:.E$995]; &quot;Completed Day 4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5 Left</text:p>
          </table:table-cell>
          <table:table-cell office:value-type="float" office:value="4" table:formula="of:=[.B11]-[.C12]" table:style-name="ce35">
            <text:p>4</text:p>
          </table:table-cell>
          <table:table-cell office:value-type="float" office:value="6" table:formula="of:=COUNTIF([.E$17:.E$995]; &quot;Completed Day 5&quot;)" table:style-name="ce35">
            <text:p>6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6 Left</text:p>
          </table:table-cell>
          <table:table-cell office:value-type="float" office:value="2" table:formula="of:=[.B12]-[.C13]" table:style-name="ce35">
            <text:p>2</text:p>
          </table:table-cell>
          <table:table-cell office:value-type="float" office:value="2" table:formula="of:=COUNTIF([.E$17:.E$995]; &quot;Completed Day 6&quot;)" table:style-name="ce35">
            <text:p>2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7 Left</text:p>
          </table:table-cell>
          <table:table-cell office:value-type="float" office:value="0" table:formula="of:=[.B13]-[.C14]" table:style-name="ce35">
            <text:p>0</text:p>
          </table:table-cell>
          <table:table-cell office:value-type="float" office:value="2" table:formula="of:=COUNTIF([.E$17:.E$995]; &quot;Completed Day 7&quot;)" table:style-name="ce35">
            <text:p>2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number-columns-repeated="6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42">
            <text:p>Task ID</text:p>
          </table:table-cell>
          <table:table-cell office:value-type="string" table:style-name="ce42">
            <text:p>Feature ID</text:p>
          </table:table-cell>
          <table:table-cell office:value-type="string" table:style-name="ce42">
            <text:p>Assigned To</text:p>
          </table:table-cell>
          <table:table-cell office:value-type="string" table:style-name="ce42">
            <text:p>Description</text:p>
          </table:table-cell>
          <table:table-cell office:value-type="string" table:style-name="ce42">
            <text:p>Status</text:p>
          </table:table-cell>
          <table:table-cell office:value-type="string" table:style-name="ce42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9" table:style-name="ce1">
            <text:p>1</text:p>
          </table:table-cell>
          <table:table-cell office:value-type="string" table:content-validation-name="val20" table:style-name="ce31">
            <text:p>CLIENT</text:p>
          </table:table-cell>
          <table:table-cell table:content-validation-name="val21" table:style-name="ce29"/>
          <table:table-cell office:value-type="string" table:style-name="ce45">
            <text:p>Add functions to the shelter to handle clients</text:p>
          </table:table-cell>
          <table:table-cell office:value-type="string" table:content-validation-name="val23" table:style-name="ce44">
            <text:p>Completed Day 5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" table:content-validation-name="val19" table:style-name="ce1">
            <text:p>2</text:p>
          </table:table-cell>
          <table:table-cell office:value-type="string" table:content-validation-name="val20" table:style-name="ce31">
            <text:p>CAT</text:p>
          </table:table-cell>
          <table:table-cell table:content-validation-name="val21" table:style-name="ce29"/>
          <table:table-cell office:value-type="string" table:content-validation-name="val22" table:style-name="ce31">
            <text:p>Create a cat class and implement its methods</text:p>
          </table:table-cell>
          <table:table-cell office:value-type="string" table:content-validation-name="val23" table:style-name="ce44">
            <text:p>Completed Day 5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" table:content-validation-name="val19" table:style-name="ce1">
            <text:p>3</text:p>
          </table:table-cell>
          <table:table-cell office:value-type="string" table:content-validation-name="val20" table:style-name="ce31">
            <text:p>CAT</text:p>
          </table:table-cell>
          <table:table-cell table:content-validation-name="val21" table:style-name="ce29"/>
          <table:table-cell office:value-type="string" table:content-validation-name="val22" table:style-name="ce31">
            <text:p>Create a std::map to replace the switch case for to_string function</text:p>
          </table:table-cell>
          <table:table-cell office:value-type="string" table:content-validation-name="val23" table:style-name="ce44">
            <text:p>Completed Day 5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" table:content-validation-name="val19" table:style-name="ce1">
            <text:p>4</text:p>
          </table:table-cell>
          <table:table-cell office:value-type="string" table:content-validation-name="val20" table:style-name="ce31">
            <text:p>CLIENT</text:p>
          </table:table-cell>
          <table:table-cell table:content-validation-name="val21" table:style-name="ce29"/>
          <table:table-cell office:value-type="string" table:content-validation-name="val22" table:style-name="ce31">
            <text:p>Create a client class and implement its methods</text:p>
          </table:table-cell>
          <table:table-cell office:value-type="string" table:content-validation-name="val23" table:style-name="ce44">
            <text:p>Completed Day 5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" table:content-validation-name="val19" table:style-name="ce1">
            <text:p>5</text:p>
          </table:table-cell>
          <table:table-cell office:value-type="string" table:content-validation-name="val20" table:style-name="ce31">
            <text:p>CLIENT</text:p>
          </table:table-cell>
          <table:table-cell table:content-validation-name="val21" table:style-name="ce29"/>
          <table:table-cell office:value-type="string" table:content-validation-name="val22" table:style-name="ce31">
            <text:p>Collect data from the client and verify the phone number is valid</text:p>
          </table:table-cell>
          <table:table-cell office:value-type="string" table:content-validation-name="val23" table:style-name="ce44">
            <text:p>Completed Day 5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" table:content-validation-name="val19" table:style-name="ce1">
            <text:p>6</text:p>
          </table:table-cell>
          <table:table-cell office:value-type="string" table:content-validation-name="val20" table:style-name="ce31">
            <text:p>RABBIT</text:p>
          </table:table-cell>
          <table:table-cell table:content-validation-name="val21" table:style-name="ce29"/>
          <table:table-cell office:value-type="string" table:content-validation-name="val22" table:style-name="ce31">
            <text:p>Create a rabbit class and implement its methods</text:p>
          </table:table-cell>
          <table:table-cell office:value-type="string" table:content-validation-name="val23" table:style-name="ce44">
            <text:p>Completed Day 5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" table:content-validation-name="val19" table:style-name="ce1">
            <text:p>7</text:p>
          </table:table-cell>
          <table:table-cell office:value-type="string" table:content-validation-name="val20" table:style-name="ce31">
            <text:p>NEW</text:p>
          </table:table-cell>
          <table:table-cell table:content-validation-name="val21" table:style-name="ce29"/>
          <table:table-cell office:value-type="string" table:content-validation-name="val22" table:style-name="ce31">
            <text:p>Create a new client from Client→New</text:p>
          </table:table-cell>
          <table:table-cell office:value-type="string" table:content-validation-name="val23" table:style-name="ce44">
            <text:p>Completed Day 6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8" table:content-validation-name="val19" table:style-name="ce1">
            <text:p>8</text:p>
          </table:table-cell>
          <table:table-cell office:value-type="string" table:content-validation-name="val20" table:style-name="ce31">
            <text:p>LANIM</text:p>
          </table:table-cell>
          <table:table-cell table:content-validation-name="val21" table:style-name="ce29"/>
          <table:table-cell office:value-type="string" table:content-validation-name="val22" table:style-name="ce31">
            <text:p>List all types of animals in the shelter using polymorphism</text:p>
          </table:table-cell>
          <table:table-cell office:value-type="string" table:content-validation-name="val23" table:style-name="ce44">
            <text:p>Completed Day 6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9" table:content-validation-name="val19" table:style-name="ce1">
            <text:p>9</text:p>
          </table:table-cell>
          <table:table-cell office:value-type="string" table:content-validation-name="val20" table:style-name="ce31">
            <text:p>RABBIT</text:p>
          </table:table-cell>
          <table:table-cell table:content-validation-name="val21" table:style-name="ce29"/>
          <table:table-cell office:value-type="string" table:content-validation-name="val22" table:style-name="ce31">
            <text:p>Create a std::map to replace the switch case for to_string function</text:p>
          </table:table-cell>
          <table:table-cell office:value-type="string" table:content-validation-name="val23" table:style-name="ce44">
            <text:p>Completed Day 7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0" table:content-validation-name="val19" table:style-name="ce1">
            <text:p>10</text:p>
          </table:table-cell>
          <table:table-cell office:value-type="string" table:content-validation-name="val20" table:style-name="ce31">
            <text:p>NEW</text:p>
          </table:table-cell>
          <table:table-cell table:content-validation-name="val21" table:style-name="ce29"/>
          <table:table-cell office:value-type="string" table:content-validation-name="val22" table:style-name="ce31">
            <text:p>Determine wheter the new animal added is a cat, dog, or rabbit</text:p>
          </table:table-cell>
          <table:table-cell office:value-type="string" table:content-validation-name="val23" table:style-name="ce44">
            <text:p>Completed Day 7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1" table:content-validation-name="val19" table:style-name="ce1">
            <text:p>11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2" table:content-validation-name="val19" table:style-name="ce1">
            <text:p>12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3" table:content-validation-name="val19" table:style-name="ce1">
            <text:p>13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4" table:content-validation-name="val19" table:style-name="ce1">
            <text:p>14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5" table:content-validation-name="val19" table:style-name="ce1">
            <text:p>15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6" table:content-validation-name="val19" table:style-name="ce1">
            <text:p>16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7" table:content-validation-name="val19" table:style-name="ce1">
            <text:p>17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8" table:content-validation-name="val19" table:style-name="ce1">
            <text:p>18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9" table:content-validation-name="val19" table:style-name="ce1">
            <text:p>19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0" table:content-validation-name="val19" table:style-name="ce1">
            <text:p>20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1" table:content-validation-name="val19" table:style-name="ce1">
            <text:p>21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2" table:content-validation-name="val19" table:style-name="ce1">
            <text:p>22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3" table:content-validation-name="val19" table:style-name="ce1">
            <text:p>23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4" table:content-validation-name="val19" table:style-name="ce1">
            <text:p>24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5" table:content-validation-name="val19" table:style-name="ce1">
            <text:p>25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6" table:content-validation-name="val19" table:style-name="ce1">
            <text:p>26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7" table:content-validation-name="val19" table:style-name="ce1">
            <text:p>27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8" table:content-validation-name="val19" table:style-name="ce1">
            <text:p>28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9" table:content-validation-name="val19" table:style-name="ce1">
            <text:p>29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0" table:content-validation-name="val19" table:style-name="ce1">
            <text:p>30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1" table:content-validation-name="val19" table:style-name="ce1">
            <text:p>31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2" table:content-validation-name="val19" table:style-name="ce1">
            <text:p>32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3" table:content-validation-name="val19" table:style-name="ce1">
            <text:p>33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4" table:content-validation-name="val19" table:style-name="ce1">
            <text:p>34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5" table:content-validation-name="val19" table:style-name="ce1">
            <text:p>35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6" table:content-validation-name="val19" table:style-name="ce1">
            <text:p>36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7" table:content-validation-name="val19" table:style-name="ce1">
            <text:p>37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8" table:content-validation-name="val19" table:style-name="ce1">
            <text:p>38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9" table:content-validation-name="val19" table:style-name="ce1">
            <text:p>39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0" table:content-validation-name="val19" table:style-name="ce1">
            <text:p>40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1" table:content-validation-name="val19" table:style-name="ce1">
            <text:p>41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2" table:content-validation-name="val19" table:style-name="ce1">
            <text:p>42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3" table:content-validation-name="val19" table:style-name="ce1">
            <text:p>43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4" table:content-validation-name="val19" table:style-name="ce1">
            <text:p>44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5" table:content-validation-name="val19" table:style-name="ce1">
            <text:p>45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6" table:content-validation-name="val19" table:style-name="ce1">
            <text:p>46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7" table:content-validation-name="val19" table:style-name="ce1">
            <text:p>47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8" table:content-validation-name="val19" table:style-name="ce1">
            <text:p>48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9" table:content-validation-name="val19" table:style-name="ce1">
            <text:p>49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0" table:content-validation-name="val19" table:style-name="ce1">
            <text:p>50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1" table:content-validation-name="val19" table:style-name="ce1">
            <text:p>51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2" table:content-validation-name="val19" table:style-name="ce1">
            <text:p>52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3" table:content-validation-name="val19" table:style-name="ce1">
            <text:p>53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4" table:content-validation-name="val19" table:style-name="ce1">
            <text:p>54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5" table:content-validation-name="val19" table:style-name="ce1">
            <text:p>55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6" table:content-validation-name="val19" table:style-name="ce1">
            <text:p>56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7" table:content-validation-name="val19" table:style-name="ce1">
            <text:p>57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8" table:content-validation-name="val19" table:style-name="ce1">
            <text:p>58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9" table:content-validation-name="val19" table:style-name="ce1">
            <text:p>59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0" table:content-validation-name="val19" table:style-name="ce1">
            <text:p>60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1" table:content-validation-name="val19" table:style-name="ce1">
            <text:p>61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2" table:content-validation-name="val19" table:style-name="ce1">
            <text:p>62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3" table:content-validation-name="val19" table:style-name="ce1">
            <text:p>63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4" table:content-validation-name="val19" table:style-name="ce1">
            <text:p>64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5" table:content-validation-name="val19" table:style-name="ce1">
            <text:p>65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6" table:content-validation-name="val19" table:style-name="ce1">
            <text:p>66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7" table:content-validation-name="val19" table:style-name="ce1">
            <text:p>67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8" table:content-validation-name="val19" table:style-name="ce1">
            <text:p>68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9" table:content-validation-name="val19" table:style-name="ce1">
            <text:p>69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0" table:content-validation-name="val19" table:style-name="ce1">
            <text:p>70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1" table:content-validation-name="val19" table:style-name="ce1">
            <text:p>71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2" table:content-validation-name="val19" table:style-name="ce1">
            <text:p>72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3" table:content-validation-name="val19" table:style-name="ce1">
            <text:p>73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4" table:content-validation-name="val19" table:style-name="ce1">
            <text:p>74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5" table:content-validation-name="val19" table:style-name="ce1">
            <text:p>75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6" table:content-validation-name="val19" table:style-name="ce1">
            <text:p>76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7" table:content-validation-name="val19" table:style-name="ce1">
            <text:p>77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8" table:content-validation-name="val19" table:style-name="ce1">
            <text:p>78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9" table:content-validation-name="val19" table:style-name="ce1">
            <text:p>79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80" table:content-validation-name="val19" table:style-name="ce1">
            <text:p>80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81" table:content-validation-name="val19" table:style-name="ce1">
            <text:p>81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82" table:content-validation-name="val19" table:style-name="ce1">
            <text:p>82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83" table:content-validation-name="val19" table:style-name="ce1">
            <text:p>83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84" table:content-validation-name="val19" table:style-name="ce1">
            <text:p>84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1">
          <table:table-cell office:value-type="string" table:style-name="ce35">
            <text:p>Sprint #</text:p>
          </table:table-cell>
          <table:table-cell office:value-type="float" office:value="3" table:formula="of:=[Sprint_02_Backlog.B1]+1" table:style-name="ce35">
            <text:p>3</text:p>
          </table:table-cell>
          <table:table-cell table:style-name="ce35"/>
          <table:table-cell office:value-type="string" table:style-name="ce36">
            <text:p>Complete Fields in Green!!!</text:p>
          </table:table-cell>
          <table:table-cell table:style-name="ce1"/>
          <table:table-cell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Start on</text:p>
          </table:table-cell>
          <table:table-cell office:value-type="date" office:date-value="2019-11-12T00:00:00" table:formula="of:=[Sprint_02_Backlog.B2]+7" table:style-name="ce38">
            <text:p>Nov 12</text:p>
          </table:table-cell>
          <table:table-cell table:style-name="ce35"/>
          <table:table-cell office:value-type="string" table:style-name="ce39">
            <text:p>*** Create a new Sprint Backlog for EVERY SPRINT ***</text:p>
          </table:table-cell>
          <table:table-cell table:number-columns-repeated="2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End on</text:p>
          </table:table-cell>
          <table:table-cell office:value-type="date" office:date-value="2019-11-19T00:00:00" table:formula="of:=[.B2]+7" table:style-name="ce38">
            <text:p>Nov 19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emo on</text:p>
          </table:table-cell>
          <table:table-cell office:value-type="string" table:style-name="ce40">
            <text:p>TBD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table:style-name="ce40"/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office:value-type="string" table:style-name="ce41">
            <text:p>Remaining</text:p>
          </table:table-cell>
          <table:table-cell office:value-type="string" table:style-name="ce35">
            <text:p>Completed (this day)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Total Tasks</text:p>
          </table:table-cell>
          <table:table-cell office:value-type="float" office:value="10" table:formula="of:=COUNTA([.D17:.D995])" table:style-name="ce35">
            <text:p>10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1 Left</text:p>
          </table:table-cell>
          <table:table-cell office:value-type="float" office:value="10" table:formula="of:=[.B7]-[.C8]" table:style-name="ce35">
            <text:p>10</text:p>
          </table:table-cell>
          <table:table-cell office:value-type="float" office:value="0" table:formula="of:=COUNTIF([.E$17:.E$995]; &quot;Completed Day 1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2 Left</text:p>
          </table:table-cell>
          <table:table-cell office:value-type="float" office:value="10" table:formula="of:=[.B8]-[.C9]" table:style-name="ce35">
            <text:p>10</text:p>
          </table:table-cell>
          <table:table-cell office:value-type="float" office:value="0" table:formula="of:=COUNTIF([.E$17:.E$995]; &quot;Completed Day 2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3 Left</text:p>
          </table:table-cell>
          <table:table-cell office:value-type="float" office:value="10" table:formula="of:=[.B9]-[.C10]" table:style-name="ce35">
            <text:p>10</text:p>
          </table:table-cell>
          <table:table-cell office:value-type="float" office:value="0" table:formula="of:=COUNTIF([.E$17:.E$995]; &quot;Completed Day 3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4 Left</text:p>
          </table:table-cell>
          <table:table-cell office:value-type="float" office:value="10" table:formula="of:=[.B10]-[.C11]" table:style-name="ce35">
            <text:p>10</text:p>
          </table:table-cell>
          <table:table-cell office:value-type="float" office:value="0" table:formula="of:=COUNTIF([.E$17:.E$995]; &quot;Completed Day 4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5 Left</text:p>
          </table:table-cell>
          <table:table-cell office:value-type="float" office:value="5" table:formula="of:=[.B11]-[.C12]" table:style-name="ce35">
            <text:p>5</text:p>
          </table:table-cell>
          <table:table-cell office:value-type="float" office:value="5" table:formula="of:=COUNTIF([.E$17:.E$995]; &quot;Completed Day 5&quot;)" table:style-name="ce35">
            <text:p>5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6 Left</text:p>
          </table:table-cell>
          <table:table-cell office:value-type="float" office:value="0" table:formula="of:=[.B12]-[.C13]" table:style-name="ce35">
            <text:p>0</text:p>
          </table:table-cell>
          <table:table-cell office:value-type="float" office:value="5" table:formula="of:=COUNTIF([.E$17:.E$995]; &quot;Completed Day 6&quot;)" table:style-name="ce35">
            <text:p>5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7 Left</text:p>
          </table:table-cell>
          <table:table-cell office:value-type="float" office:value="0" table:formula="of:=[.B13]-[.C14]" table:style-name="ce35">
            <text:p>0</text:p>
          </table:table-cell>
          <table:table-cell office:value-type="float" office:value="0" table:formula="of:=COUNTIF([.E$17:.E$995]; &quot;Completed Day 7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number-columns-repeated="6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42">
            <text:p>Task ID</text:p>
          </table:table-cell>
          <table:table-cell office:value-type="string" table:style-name="ce42">
            <text:p>Feature ID</text:p>
          </table:table-cell>
          <table:table-cell office:value-type="string" table:style-name="ce42">
            <text:p>Assigned To</text:p>
          </table:table-cell>
          <table:table-cell office:value-type="string" table:style-name="ce42">
            <text:p>Description</text:p>
          </table:table-cell>
          <table:table-cell office:value-type="string" table:style-name="ce42">
            <text:p>Status</text:p>
          </table:table-cell>
          <table:table-cell office:value-type="string" table:style-name="ce42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5" table:style-name="ce1">
            <text:p>1</text:p>
          </table:table-cell>
          <table:table-cell office:value-type="string" table:content-validation-name="val26" table:style-name="ce31">
            <text:p>CLIENT</text:p>
          </table:table-cell>
          <table:table-cell table:content-validation-name="val27" table:style-name="ce29"/>
          <table:table-cell office:value-type="string" table:style-name="ce45">
            <text:p>List clients in the shelter</text:p>
          </table:table-cell>
          <table:table-cell office:value-type="string" table:content-validation-name="val29" table:style-name="ce44">
            <text:p>Completed Day 5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" table:content-validation-name="val25" table:style-name="ce1">
            <text:p>2</text:p>
          </table:table-cell>
          <table:table-cell office:value-type="string" table:content-validation-name="val26" table:style-name="ce31">
            <text:p>CLIENT</text:p>
          </table:table-cell>
          <table:table-cell table:content-validation-name="val27" table:style-name="ce29"/>
          <table:table-cell office:value-type="string" table:content-validation-name="val28" table:style-name="ce31">
            <text:p>List clients with adopted animal</text:p>
          </table:table-cell>
          <table:table-cell office:value-type="string" table:content-validation-name="val29" table:style-name="ce44">
            <text:p>Completed Day 5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" table:content-validation-name="val25" table:style-name="ce1">
            <text:p>3</text:p>
          </table:table-cell>
          <table:table-cell office:value-type="string" table:content-validation-name="val26" table:style-name="ce31">
            <text:p>EXIT</text:p>
          </table:table-cell>
          <table:table-cell table:content-validation-name="val27" table:style-name="ce29"/>
          <table:table-cell office:value-type="string" table:content-validation-name="val28" table:style-name="ce31">
            <text:p>Find custom images for the toolbar</text:p>
          </table:table-cell>
          <table:table-cell office:value-type="string" table:content-validation-name="val29" table:style-name="ce44">
            <text:p>Completed Day 5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" table:content-validation-name="val25" table:style-name="ce1">
            <text:p>4</text:p>
          </table:table-cell>
          <table:table-cell office:value-type="string" table:content-validation-name="val26" table:style-name="ce31">
            <text:p>LADOPT</text:p>
          </table:table-cell>
          <table:table-cell table:content-validation-name="val27" table:style-name="ce29"/>
          <table:table-cell office:value-type="string" table:content-validation-name="val28" table:style-name="ce31">
            <text:p>List the adopted that went to each client</text:p>
          </table:table-cell>
          <table:table-cell office:value-type="string" table:content-validation-name="val29" table:style-name="ce44">
            <text:p>Completed Day 5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" table:content-validation-name="val25" table:style-name="ce1">
            <text:p>5</text:p>
          </table:table-cell>
          <table:table-cell office:value-type="string" table:content-validation-name="val26" table:style-name="ce31">
            <text:p>ADOPT</text:p>
          </table:table-cell>
          <table:table-cell table:content-validation-name="val27" table:style-name="ce29"/>
          <table:table-cell office:value-type="string" table:content-validation-name="val28" table:style-name="ce31">
            <text:p>Added an adopt method that compared animal and client</text:p>
          </table:table-cell>
          <table:table-cell office:value-type="string" table:content-validation-name="val29" table:style-name="ce44">
            <text:p>Completed Day 6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" table:content-validation-name="val25" table:style-name="ce1">
            <text:p>6</text:p>
          </table:table-cell>
          <table:table-cell office:value-type="string" table:content-validation-name="val26" table:style-name="ce31">
            <text:p>ADOPT</text:p>
          </table:table-cell>
          <table:table-cell table:content-validation-name="val27" table:style-name="ce29"/>
          <table:table-cell office:value-type="string" table:content-validation-name="val28" table:style-name="ce31">
            <text:p>Added a menu to select client to list adopted</text:p>
          </table:table-cell>
          <table:table-cell office:value-type="string" table:content-validation-name="val29" table:style-name="ce44">
            <text:p>Completed Day 6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" table:content-validation-name="val25" table:style-name="ce1">
            <text:p>7</text:p>
          </table:table-cell>
          <table:table-cell office:value-type="string" table:content-validation-name="val26" table:style-name="ce31">
            <text:p>LANIM</text:p>
          </table:table-cell>
          <table:table-cell table:content-validation-name="val27" table:style-name="ce29"/>
          <table:table-cell office:value-type="string" table:content-validation-name="val28" table:style-name="ce31">
            <text:p>Added a toolbar to list animals</text:p>
          </table:table-cell>
          <table:table-cell office:value-type="string" table:content-validation-name="val29" table:style-name="ce44">
            <text:p>Completed Day 6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8" table:content-validation-name="val25" table:style-name="ce1">
            <text:p>8</text:p>
          </table:table-cell>
          <table:table-cell office:value-type="string" table:content-validation-name="val26" table:style-name="ce31">
            <text:p>ABOUT</text:p>
          </table:table-cell>
          <table:table-cell table:content-validation-name="val27" table:style-name="ce29"/>
          <table:table-cell office:value-type="string" table:content-validation-name="val28" table:style-name="ce31">
            <text:p>Added an about menu and legal license</text:p>
          </table:table-cell>
          <table:table-cell office:value-type="string" table:content-validation-name="val29" table:style-name="ce44">
            <text:p>Completed Day 5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9" table:content-validation-name="val25" table:style-name="ce1">
            <text:p>9</text:p>
          </table:table-cell>
          <table:table-cell office:value-type="string" table:content-validation-name="val26" table:style-name="ce31">
            <text:p>ABOUT</text:p>
          </table:table-cell>
          <table:table-cell table:content-validation-name="val27" table:style-name="ce29"/>
          <table:table-cell office:value-type="string" table:content-validation-name="val28" table:style-name="ce31">
            <text:p>Added animals to a client when client adopted it</text:p>
          </table:table-cell>
          <table:table-cell office:value-type="string" table:content-validation-name="val29" table:style-name="ce44">
            <text:p>Completed Day 6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0" table:content-validation-name="val25" table:style-name="ce1">
            <text:p>10</text:p>
          </table:table-cell>
          <table:table-cell office:value-type="string" table:content-validation-name="val26" table:style-name="ce31">
            <text:p>ADOPT</text:p>
          </table:table-cell>
          <table:table-cell table:content-validation-name="val27" table:style-name="ce29"/>
          <table:table-cell office:value-type="string" table:content-validation-name="val28" table:style-name="ce31">
            <text:p>Removed adopted animals from the animal vector</text:p>
          </table:table-cell>
          <table:table-cell office:value-type="string" table:content-validation-name="val29" table:style-name="ce44">
            <text:p>Completed Day 6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1" table:content-validation-name="val25" table:style-name="ce1">
            <text:p>11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2" table:content-validation-name="val25" table:style-name="ce1">
            <text:p>12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3" table:content-validation-name="val25" table:style-name="ce1">
            <text:p>13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4" table:content-validation-name="val25" table:style-name="ce1">
            <text:p>14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5" table:content-validation-name="val25" table:style-name="ce1">
            <text:p>15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6" table:content-validation-name="val25" table:style-name="ce1">
            <text:p>16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7" table:content-validation-name="val25" table:style-name="ce1">
            <text:p>17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8" table:content-validation-name="val25" table:style-name="ce1">
            <text:p>18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9" table:content-validation-name="val25" table:style-name="ce1">
            <text:p>19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0" table:content-validation-name="val25" table:style-name="ce1">
            <text:p>20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1" table:content-validation-name="val25" table:style-name="ce1">
            <text:p>21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2" table:content-validation-name="val25" table:style-name="ce1">
            <text:p>22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3" table:content-validation-name="val25" table:style-name="ce1">
            <text:p>23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4" table:content-validation-name="val25" table:style-name="ce1">
            <text:p>24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5" table:content-validation-name="val25" table:style-name="ce1">
            <text:p>25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6" table:content-validation-name="val25" table:style-name="ce1">
            <text:p>26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7" table:content-validation-name="val25" table:style-name="ce1">
            <text:p>27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8" table:content-validation-name="val25" table:style-name="ce1">
            <text:p>28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9" table:content-validation-name="val25" table:style-name="ce1">
            <text:p>29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0" table:content-validation-name="val25" table:style-name="ce1">
            <text:p>30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1" table:content-validation-name="val25" table:style-name="ce1">
            <text:p>31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2" table:content-validation-name="val25" table:style-name="ce1">
            <text:p>32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3" table:content-validation-name="val25" table:style-name="ce1">
            <text:p>33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4" table:content-validation-name="val25" table:style-name="ce1">
            <text:p>34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5" table:content-validation-name="val25" table:style-name="ce1">
            <text:p>35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6" table:content-validation-name="val25" table:style-name="ce1">
            <text:p>36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7" table:content-validation-name="val25" table:style-name="ce1">
            <text:p>37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8" table:content-validation-name="val25" table:style-name="ce1">
            <text:p>38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9" table:content-validation-name="val25" table:style-name="ce1">
            <text:p>39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0" table:content-validation-name="val25" table:style-name="ce1">
            <text:p>40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1" table:content-validation-name="val25" table:style-name="ce1">
            <text:p>41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2" table:content-validation-name="val25" table:style-name="ce1">
            <text:p>42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3" table:content-validation-name="val25" table:style-name="ce1">
            <text:p>43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4" table:content-validation-name="val25" table:style-name="ce1">
            <text:p>44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5" table:content-validation-name="val25" table:style-name="ce1">
            <text:p>45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6" table:content-validation-name="val25" table:style-name="ce1">
            <text:p>46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7" table:content-validation-name="val25" table:style-name="ce1">
            <text:p>47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8" table:content-validation-name="val25" table:style-name="ce1">
            <text:p>48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9" table:content-validation-name="val25" table:style-name="ce1">
            <text:p>49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0" table:content-validation-name="val25" table:style-name="ce1">
            <text:p>50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1" table:content-validation-name="val25" table:style-name="ce1">
            <text:p>51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2" table:content-validation-name="val25" table:style-name="ce1">
            <text:p>52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3" table:content-validation-name="val25" table:style-name="ce1">
            <text:p>53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4" table:content-validation-name="val25" table:style-name="ce1">
            <text:p>54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5" table:content-validation-name="val25" table:style-name="ce1">
            <text:p>55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6" table:content-validation-name="val25" table:style-name="ce1">
            <text:p>56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7" table:content-validation-name="val25" table:style-name="ce1">
            <text:p>57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8" table:content-validation-name="val25" table:style-name="ce1">
            <text:p>58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9" table:content-validation-name="val25" table:style-name="ce1">
            <text:p>59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0" table:content-validation-name="val25" table:style-name="ce1">
            <text:p>60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1" table:content-validation-name="val25" table:style-name="ce1">
            <text:p>61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2" table:content-validation-name="val25" table:style-name="ce1">
            <text:p>62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3" table:content-validation-name="val25" table:style-name="ce1">
            <text:p>63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4" table:content-validation-name="val25" table:style-name="ce1">
            <text:p>64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5" table:content-validation-name="val25" table:style-name="ce1">
            <text:p>65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6" table:content-validation-name="val25" table:style-name="ce1">
            <text:p>66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7" table:content-validation-name="val25" table:style-name="ce1">
            <text:p>67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8" table:content-validation-name="val25" table:style-name="ce1">
            <text:p>68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9" table:content-validation-name="val25" table:style-name="ce1">
            <text:p>69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0" table:content-validation-name="val25" table:style-name="ce1">
            <text:p>70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1" table:content-validation-name="val25" table:style-name="ce1">
            <text:p>71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2" table:content-validation-name="val25" table:style-name="ce1">
            <text:p>72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3" table:content-validation-name="val25" table:style-name="ce1">
            <text:p>73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4" table:content-validation-name="val25" table:style-name="ce1">
            <text:p>74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5" table:content-validation-name="val25" table:style-name="ce1">
            <text:p>75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6" table:content-validation-name="val25" table:style-name="ce1">
            <text:p>76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7" table:content-validation-name="val25" table:style-name="ce1">
            <text:p>77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8" table:content-validation-name="val25" table:style-name="ce1">
            <text:p>78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9" table:content-validation-name="val25" table:style-name="ce1">
            <text:p>79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80" table:content-validation-name="val25" table:style-name="ce1">
            <text:p>80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81" table:content-validation-name="val25" table:style-name="ce1">
            <text:p>81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82" table:content-validation-name="val25" table:style-name="ce1">
            <text:p>82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83" table:content-validation-name="val25" table:style-name="ce1">
            <text:p>83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84" table:content-validation-name="val25" table:style-name="ce1">
            <text:p>84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1">
          <table:table-cell office:value-type="string" table:style-name="ce35">
            <text:p>Sprint #</text:p>
          </table:table-cell>
          <table:table-cell office:value-type="float" office:value="4" table:formula="of:=[Sprint_03_Backlog.B1]+1" table:style-name="ce35">
            <text:p>4</text:p>
          </table:table-cell>
          <table:table-cell table:style-name="ce35"/>
          <table:table-cell office:value-type="string" table:style-name="ce36">
            <text:p>Complete Fields in Green!!!</text:p>
          </table:table-cell>
          <table:table-cell table:style-name="ce1"/>
          <table:table-cell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Start on</text:p>
          </table:table-cell>
          <table:table-cell office:value-type="date" office:date-value="2019-11-19T00:00:00" table:formula="of:=[Sprint_03_Backlog.B2]+7" table:style-name="ce38">
            <text:p>Nov 19</text:p>
          </table:table-cell>
          <table:table-cell table:style-name="ce35"/>
          <table:table-cell office:value-type="string" table:style-name="ce39">
            <text:p>*** Create a new Sprint Backlog for EVERY SPRINT ***</text:p>
          </table:table-cell>
          <table:table-cell table:number-columns-repeated="2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End on</text:p>
          </table:table-cell>
          <table:table-cell office:value-type="date" office:date-value="2019-11-26T00:00:00" table:formula="of:=[.B2]+7" table:style-name="ce38">
            <text:p>Nov 26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emo on</text:p>
          </table:table-cell>
          <table:table-cell office:value-type="string" table:style-name="ce40">
            <text:p>TBD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table:style-name="ce40"/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office:value-type="string" table:style-name="ce41">
            <text:p>Remaining</text:p>
          </table:table-cell>
          <table:table-cell office:value-type="string" table:style-name="ce35">
            <text:p>Completed (this day)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Total Tasks</text:p>
          </table:table-cell>
          <table:table-cell office:value-type="float" office:value="10" table:formula="of:=COUNTA([.D17:.D995])" table:style-name="ce35">
            <text:p>10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1 Left</text:p>
          </table:table-cell>
          <table:table-cell office:value-type="float" office:value="10" table:formula="of:=[.B7]-[.C8]" table:style-name="ce35">
            <text:p>10</text:p>
          </table:table-cell>
          <table:table-cell office:value-type="float" office:value="0" table:formula="of:=COUNTIF([.E$17:.E$995]; &quot;Completed Day 1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2 Left</text:p>
          </table:table-cell>
          <table:table-cell office:value-type="float" office:value="10" table:formula="of:=[.B8]-[.C9]" table:style-name="ce35">
            <text:p>10</text:p>
          </table:table-cell>
          <table:table-cell office:value-type="float" office:value="0" table:formula="of:=COUNTIF([.E$17:.E$995]; &quot;Completed Day 2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3 Left</text:p>
          </table:table-cell>
          <table:table-cell office:value-type="float" office:value="10" table:formula="of:=[.B9]-[.C10]" table:style-name="ce35">
            <text:p>10</text:p>
          </table:table-cell>
          <table:table-cell office:value-type="float" office:value="0" table:formula="of:=COUNTIF([.E$17:.E$995]; &quot;Completed Day 3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4 Left</text:p>
          </table:table-cell>
          <table:table-cell office:value-type="float" office:value="10" table:formula="of:=[.B10]-[.C11]" table:style-name="ce35">
            <text:p>10</text:p>
          </table:table-cell>
          <table:table-cell office:value-type="float" office:value="0" table:formula="of:=COUNTIF([.E$17:.E$995]; &quot;Completed Day 4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5 Left</text:p>
          </table:table-cell>
          <table:table-cell office:value-type="float" office:value="10" table:formula="of:=[.B11]-[.C12]" table:style-name="ce35">
            <text:p>10</text:p>
          </table:table-cell>
          <table:table-cell office:value-type="float" office:value="0" table:formula="of:=COUNTIF([.E$17:.E$995]; &quot;Completed Day 5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6 Left</text:p>
          </table:table-cell>
          <table:table-cell office:value-type="float" office:value="10" table:formula="of:=[.B12]-[.C13]" table:style-name="ce35">
            <text:p>10</text:p>
          </table:table-cell>
          <table:table-cell office:value-type="float" office:value="0" table:formula="of:=COUNTIF([.E$17:.E$995]; &quot;Completed Day 6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7 Left</text:p>
          </table:table-cell>
          <table:table-cell office:value-type="float" office:value="4" table:formula="of:=[.B13]-[.C14]" table:style-name="ce35">
            <text:p>4</text:p>
          </table:table-cell>
          <table:table-cell office:value-type="float" office:value="6" table:formula="of:=COUNTIF([.E$17:.E$995]; &quot;Completed Day 7&quot;)" table:style-name="ce35">
            <text:p>6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number-columns-repeated="6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42">
            <text:p>Task ID</text:p>
          </table:table-cell>
          <table:table-cell office:value-type="string" table:style-name="ce42">
            <text:p>Feature ID</text:p>
          </table:table-cell>
          <table:table-cell office:value-type="string" table:style-name="ce42">
            <text:p>Assigned To</text:p>
          </table:table-cell>
          <table:table-cell office:value-type="string" table:style-name="ce42">
            <text:p>Description</text:p>
          </table:table-cell>
          <table:table-cell office:value-type="string" table:style-name="ce42">
            <text:p>Status</text:p>
          </table:table-cell>
          <table:table-cell office:value-type="string" table:style-name="ce42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1" table:style-name="ce1">
            <text:p>1</text:p>
          </table:table-cell>
          <table:table-cell office:value-type="string" table:content-validation-name="val32" table:style-name="ce31">
            <text:p>SAVE</text:p>
          </table:table-cell>
          <table:table-cell table:content-validation-name="val33" table:style-name="ce29"/>
          <table:table-cell office:value-type="string" table:style-name="ce47">
            <text:p>Must be able to save lists of animals for adoption</text:p>
          </table:table-cell>
          <table:table-cell office:value-type="string" table:content-validation-name="val35" table:style-name="ce44">
            <text:p>Completed Day 7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" table:content-validation-name="val31" table:style-name="ce1">
            <text:p>2</text:p>
          </table:table-cell>
          <table:table-cell office:value-type="string" table:content-validation-name="val32" table:style-name="ce31">
            <text:p>SAVE</text:p>
          </table:table-cell>
          <table:table-cell table:content-validation-name="val33" table:style-name="ce29"/>
          <table:table-cell office:value-type="string" table:content-validation-name="val34" table:style-name="ce31">
            <text:p>Must be able to save list of clients in the shelter</text:p>
          </table:table-cell>
          <table:table-cell office:value-type="string" table:content-validation-name="val35" table:style-name="ce44">
            <text:p>Completed Day 7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" table:content-validation-name="val31" table:style-name="ce1">
            <text:p>3</text:p>
          </table:table-cell>
          <table:table-cell office:value-type="string" table:content-validation-name="val32" table:style-name="ce31">
            <text:p>SAVE</text:p>
          </table:table-cell>
          <table:table-cell table:content-validation-name="val33" table:style-name="ce29"/>
          <table:table-cell office:value-type="string" table:content-validation-name="val34" table:style-name="ce31">
            <text:p>Must be able to save the number of clients in the shelter</text:p>
          </table:table-cell>
          <table:table-cell office:value-type="string" table:content-validation-name="val35" table:style-name="ce44">
            <text:p>Completed Day 7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" table:content-validation-name="val31" table:style-name="ce1">
            <text:p>4</text:p>
          </table:table-cell>
          <table:table-cell office:value-type="string" table:content-validation-name="val32" table:style-name="ce31">
            <text:p>SAVE</text:p>
          </table:table-cell>
          <table:table-cell table:content-validation-name="val33" table:style-name="ce29"/>
          <table:table-cell office:value-type="string" table:content-validation-name="val34" table:style-name="ce31">
            <text:p>Must be able to save clients with adopted animals</text:p>
          </table:table-cell>
          <table:table-cell office:value-type="string" table:content-validation-name="val35" table:style-name="ce44">
            <text:p>Completed Day 7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" table:content-validation-name="val31" table:style-name="ce1">
            <text:p>5</text:p>
          </table:table-cell>
          <table:table-cell office:value-type="string" table:content-validation-name="val32" table:style-name="ce31">
            <text:p>LOAD</text:p>
          </table:table-cell>
          <table:table-cell table:content-validation-name="val33" table:style-name="ce29"/>
          <table:table-cell office:value-type="string" table:content-validation-name="val34" table:style-name="ce31">
            <text:p>Must be able to load clients with animals</text:p>
          </table:table-cell>
          <table:table-cell office:value-type="string" table:content-validation-name="val35" table:style-name="ce44">
            <text:p>In Work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" table:content-validation-name="val31" table:style-name="ce1">
            <text:p>6</text:p>
          </table:table-cell>
          <table:table-cell office:value-type="string" table:content-validation-name="val32" table:style-name="ce31">
            <text:p>LOAD</text:p>
          </table:table-cell>
          <table:table-cell table:content-validation-name="val33" table:style-name="ce29"/>
          <table:table-cell office:value-type="string" table:content-validation-name="val34" table:style-name="ce31">
            <text:p>Must be able to load clients</text:p>
          </table:table-cell>
          <table:table-cell office:value-type="string" table:content-validation-name="val35" table:style-name="ce44">
            <text:p>In Work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" table:content-validation-name="val31" table:style-name="ce1">
            <text:p>7</text:p>
          </table:table-cell>
          <table:table-cell office:value-type="string" table:content-validation-name="val32" table:style-name="ce31">
            <text:p>LOAD</text:p>
          </table:table-cell>
          <table:table-cell table:content-validation-name="val33" table:style-name="ce29"/>
          <table:table-cell office:value-type="string" table:content-validation-name="val34" table:style-name="ce31">
            <text:p>Must be able to load avalible animals</text:p>
          </table:table-cell>
          <table:table-cell office:value-type="string" table:content-validation-name="val35" table:style-name="ce44">
            <text:p>In Work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8" table:content-validation-name="val31" table:style-name="ce1">
            <text:p>8</text:p>
          </table:table-cell>
          <table:table-cell office:value-type="string" table:content-validation-name="val32" table:style-name="ce31">
            <text:p>SAVE</text:p>
          </table:table-cell>
          <table:table-cell table:content-validation-name="val33" table:style-name="ce29"/>
          <table:table-cell office:value-type="string" table:content-validation-name="val34" table:style-name="ce31">
            <text:p>Must be able to read a file and have file handling</text:p>
          </table:table-cell>
          <table:table-cell office:value-type="string" table:content-validation-name="val35" table:style-name="ce44">
            <text:p>In Work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9" table:content-validation-name="val31" table:style-name="ce1">
            <text:p>9</text:p>
          </table:table-cell>
          <table:table-cell office:value-type="string" table:content-validation-name="val32" table:style-name="ce31">
            <text:p>SAVE</text:p>
          </table:table-cell>
          <table:table-cell table:content-validation-name="val33" table:style-name="ce29"/>
          <table:table-cell office:value-type="string" table:content-validation-name="val34" table:style-name="ce31">
            <text:p>Must be able to save to a file</text:p>
          </table:table-cell>
          <table:table-cell office:value-type="string" table:content-validation-name="val35" table:style-name="ce44">
            <text:p>Completed Day 7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0" table:content-validation-name="val31" table:style-name="ce1">
            <text:p>10</text:p>
          </table:table-cell>
          <table:table-cell office:value-type="string" table:content-validation-name="val32" table:style-name="ce31">
            <text:p>SAVE</text:p>
          </table:table-cell>
          <table:table-cell table:content-validation-name="val33" table:style-name="ce29"/>
          <table:table-cell office:value-type="string" table:content-validation-name="val34" table:style-name="ce31">
            <text:p>Must be able to save the name of the shelter</text:p>
          </table:table-cell>
          <table:table-cell office:value-type="string" table:content-validation-name="val35" table:style-name="ce44">
            <text:p>Completed Day 7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1" table:content-validation-name="val31" table:style-name="ce1">
            <text:p>11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2" table:content-validation-name="val31" table:style-name="ce1">
            <text:p>12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3" table:content-validation-name="val31" table:style-name="ce1">
            <text:p>13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4" table:content-validation-name="val31" table:style-name="ce1">
            <text:p>14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5" table:content-validation-name="val31" table:style-name="ce1">
            <text:p>15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6" table:content-validation-name="val31" table:style-name="ce1">
            <text:p>16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7" table:content-validation-name="val31" table:style-name="ce1">
            <text:p>17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8" table:content-validation-name="val31" table:style-name="ce1">
            <text:p>18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9" table:content-validation-name="val31" table:style-name="ce1">
            <text:p>19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0" table:content-validation-name="val31" table:style-name="ce1">
            <text:p>20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1" table:content-validation-name="val31" table:style-name="ce1">
            <text:p>21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2" table:content-validation-name="val31" table:style-name="ce1">
            <text:p>22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3" table:content-validation-name="val31" table:style-name="ce1">
            <text:p>23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4" table:content-validation-name="val31" table:style-name="ce1">
            <text:p>24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5" table:content-validation-name="val31" table:style-name="ce1">
            <text:p>25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6" table:content-validation-name="val31" table:style-name="ce1">
            <text:p>26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7" table:content-validation-name="val31" table:style-name="ce1">
            <text:p>27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8" table:content-validation-name="val31" table:style-name="ce1">
            <text:p>28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9" table:content-validation-name="val31" table:style-name="ce1">
            <text:p>29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0" table:content-validation-name="val31" table:style-name="ce1">
            <text:p>30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1" table:content-validation-name="val31" table:style-name="ce1">
            <text:p>31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2" table:content-validation-name="val31" table:style-name="ce1">
            <text:p>32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3" table:content-validation-name="val31" table:style-name="ce1">
            <text:p>33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4" table:content-validation-name="val31" table:style-name="ce1">
            <text:p>34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5" table:content-validation-name="val31" table:style-name="ce1">
            <text:p>35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6" table:content-validation-name="val31" table:style-name="ce1">
            <text:p>36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7" table:content-validation-name="val31" table:style-name="ce1">
            <text:p>37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8" table:content-validation-name="val31" table:style-name="ce1">
            <text:p>38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9" table:content-validation-name="val31" table:style-name="ce1">
            <text:p>39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0" table:content-validation-name="val31" table:style-name="ce1">
            <text:p>40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1" table:content-validation-name="val31" table:style-name="ce1">
            <text:p>41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2" table:content-validation-name="val31" table:style-name="ce1">
            <text:p>42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3" table:content-validation-name="val31" table:style-name="ce1">
            <text:p>43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4" table:content-validation-name="val31" table:style-name="ce1">
            <text:p>44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5" table:content-validation-name="val31" table:style-name="ce1">
            <text:p>45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6" table:content-validation-name="val31" table:style-name="ce1">
            <text:p>46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7" table:content-validation-name="val31" table:style-name="ce1">
            <text:p>47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8" table:content-validation-name="val31" table:style-name="ce1">
            <text:p>48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9" table:content-validation-name="val31" table:style-name="ce1">
            <text:p>49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0" table:content-validation-name="val31" table:style-name="ce1">
            <text:p>50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1" table:content-validation-name="val31" table:style-name="ce1">
            <text:p>51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2" table:content-validation-name="val31" table:style-name="ce1">
            <text:p>52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3" table:content-validation-name="val31" table:style-name="ce1">
            <text:p>53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4" table:content-validation-name="val31" table:style-name="ce1">
            <text:p>54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5" table:content-validation-name="val31" table:style-name="ce1">
            <text:p>55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6" table:content-validation-name="val31" table:style-name="ce1">
            <text:p>56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7" table:content-validation-name="val31" table:style-name="ce1">
            <text:p>57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8" table:content-validation-name="val31" table:style-name="ce1">
            <text:p>58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9" table:content-validation-name="val31" table:style-name="ce1">
            <text:p>59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0" table:content-validation-name="val31" table:style-name="ce1">
            <text:p>60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1" table:content-validation-name="val31" table:style-name="ce1">
            <text:p>61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2" table:content-validation-name="val31" table:style-name="ce1">
            <text:p>62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3" table:content-validation-name="val31" table:style-name="ce1">
            <text:p>63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4" table:content-validation-name="val31" table:style-name="ce1">
            <text:p>64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5" table:content-validation-name="val31" table:style-name="ce1">
            <text:p>65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6" table:content-validation-name="val31" table:style-name="ce1">
            <text:p>66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7" table:content-validation-name="val31" table:style-name="ce1">
            <text:p>67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8" table:content-validation-name="val31" table:style-name="ce1">
            <text:p>68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9" table:content-validation-name="val31" table:style-name="ce1">
            <text:p>69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0" table:content-validation-name="val31" table:style-name="ce1">
            <text:p>70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1" table:content-validation-name="val31" table:style-name="ce1">
            <text:p>71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2" table:content-validation-name="val31" table:style-name="ce1">
            <text:p>72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3" table:content-validation-name="val31" table:style-name="ce1">
            <text:p>73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4" table:content-validation-name="val31" table:style-name="ce1">
            <text:p>74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5" table:content-validation-name="val31" table:style-name="ce1">
            <text:p>75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6" table:content-validation-name="val31" table:style-name="ce1">
            <text:p>76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7" table:content-validation-name="val31" table:style-name="ce1">
            <text:p>77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8" table:content-validation-name="val31" table:style-name="ce1">
            <text:p>78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9" table:content-validation-name="val31" table:style-name="ce1">
            <text:p>79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80" table:content-validation-name="val31" table:style-name="ce1">
            <text:p>80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81" table:content-validation-name="val31" table:style-name="ce1">
            <text:p>81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82" table:content-validation-name="val31" table:style-name="ce1">
            <text:p>82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83" table:content-validation-name="val31" table:style-name="ce1">
            <text:p>83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84" table:content-validation-name="val31" table:style-name="ce1">
            <text:p>84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1">
          <table:table-cell office:value-type="string" table:style-name="ce35">
            <text:p>Sprint #</text:p>
          </table:table-cell>
          <table:table-cell office:value-type="float" office:value="5" table:formula="of:=[Sprint_04_Backlog.B1]+1" table:style-name="ce35">
            <text:p>5</text:p>
          </table:table-cell>
          <table:table-cell table:style-name="ce35"/>
          <table:table-cell office:value-type="string" table:style-name="ce36">
            <text:p>Complete Fields in Green!!!</text:p>
          </table:table-cell>
          <table:table-cell table:style-name="ce1"/>
          <table:table-cell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Start on</text:p>
          </table:table-cell>
          <table:table-cell office:value-type="date" office:date-value="2019-11-26T00:00:00" table:formula="of:=[Sprint_04_Backlog.B2]+7" table:style-name="ce38">
            <text:p>Nov 26</text:p>
          </table:table-cell>
          <table:table-cell table:style-name="ce35"/>
          <table:table-cell office:value-type="string" table:style-name="ce39">
            <text:p>*** Create a new Sprint Backlog for EVERY SPRINT ***</text:p>
          </table:table-cell>
          <table:table-cell table:number-columns-repeated="2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End on</text:p>
          </table:table-cell>
          <table:table-cell office:value-type="date" office:date-value="2019-12-03T00:00:00" table:formula="of:=[.B2]+7" table:style-name="ce38">
            <text:p>Dec 03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emo on</text:p>
          </table:table-cell>
          <table:table-cell office:value-type="string" table:style-name="ce40">
            <text:p>TBD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table:style-name="ce40"/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office:value-type="string" table:style-name="ce41">
            <text:p>Remaining</text:p>
          </table:table-cell>
          <table:table-cell office:value-type="string" table:style-name="ce35">
            <text:p>Completed (this day)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Total Tasks</text:p>
          </table:table-cell>
          <table:table-cell office:value-type="float" office:value="1" table:formula="of:=COUNTA([.D17:.D995])" table:style-name="ce35">
            <text:p>1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1 Left</text:p>
          </table:table-cell>
          <table:table-cell office:value-type="float" office:value="1" table:formula="of:=[.B7]-[.C8]" table:style-name="ce35">
            <text:p>1</text:p>
          </table:table-cell>
          <table:table-cell office:value-type="float" office:value="0" table:formula="of:=COUNTIF([.E$17:.E$995]; &quot;Completed Day 1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2 Left</text:p>
          </table:table-cell>
          <table:table-cell office:value-type="float" office:value="1" table:formula="of:=[.B8]-[.C9]" table:style-name="ce35">
            <text:p>1</text:p>
          </table:table-cell>
          <table:table-cell office:value-type="float" office:value="0" table:formula="of:=COUNTIF([.E$17:.E$995]; &quot;Completed Day 2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3 Left</text:p>
          </table:table-cell>
          <table:table-cell office:value-type="float" office:value="1" table:formula="of:=[.B9]-[.C10]" table:style-name="ce35">
            <text:p>1</text:p>
          </table:table-cell>
          <table:table-cell office:value-type="float" office:value="0" table:formula="of:=COUNTIF([.E$17:.E$995]; &quot;Completed Day 3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4 Left</text:p>
          </table:table-cell>
          <table:table-cell office:value-type="float" office:value="1" table:formula="of:=[.B10]-[.C11]" table:style-name="ce35">
            <text:p>1</text:p>
          </table:table-cell>
          <table:table-cell office:value-type="float" office:value="0" table:formula="of:=COUNTIF([.E$17:.E$995]; &quot;Completed Day 4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5 Left</text:p>
          </table:table-cell>
          <table:table-cell office:value-type="float" office:value="1" table:formula="of:=[.B11]-[.C12]" table:style-name="ce35">
            <text:p>1</text:p>
          </table:table-cell>
          <table:table-cell office:value-type="float" office:value="0" table:formula="of:=COUNTIF([.E$17:.E$995]; &quot;Completed Day 5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6 Left</text:p>
          </table:table-cell>
          <table:table-cell office:value-type="float" office:value="1" table:formula="of:=[.B12]-[.C13]" table:style-name="ce35">
            <text:p>1</text:p>
          </table:table-cell>
          <table:table-cell office:value-type="float" office:value="0" table:formula="of:=COUNTIF([.E$17:.E$995]; &quot;Completed Day 6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7 Left</text:p>
          </table:table-cell>
          <table:table-cell office:value-type="float" office:value="1" table:formula="of:=[.B13]-[.C14]" table:style-name="ce35">
            <text:p>1</text:p>
          </table:table-cell>
          <table:table-cell office:value-type="float" office:value="0" table:formula="of:=COUNTIF([.E$17:.E$995]; &quot;Completed Day 7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number-columns-repeated="6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42">
            <text:p>Task ID</text:p>
          </table:table-cell>
          <table:table-cell office:value-type="string" table:style-name="ce42">
            <text:p>Feature ID</text:p>
          </table:table-cell>
          <table:table-cell office:value-type="string" table:style-name="ce42">
            <text:p>Assigned To</text:p>
          </table:table-cell>
          <table:table-cell office:value-type="string" table:style-name="ce42">
            <text:p>Description</text:p>
          </table:table-cell>
          <table:table-cell office:value-type="string" table:style-name="ce42">
            <text:p>Status</text:p>
          </table:table-cell>
          <table:table-cell office:value-type="string" table:style-name="ce42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7" table:style-name="ce1">
            <text:p>1</text:p>
          </table:table-cell>
          <table:table-cell table:content-validation-name="val38" table:style-name="ce31"/>
          <table:table-cell table:content-validation-name="val39" table:style-name="ce29"/>
          <table:table-cell office:value-type="string" table:style-name="ce46">
            <text:p>--&gt; Add tasks to complete each feature for this sprint</text:p>
          </table:table-cell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" table:content-validation-name="val37" table:style-name="ce1">
            <text:p>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" table:content-validation-name="val37" table:style-name="ce1">
            <text:p>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" table:content-validation-name="val37" table:style-name="ce1">
            <text:p>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" table:content-validation-name="val37" table:style-name="ce1">
            <text:p>5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" table:content-validation-name="val37" table:style-name="ce1">
            <text:p>6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" table:content-validation-name="val37" table:style-name="ce1">
            <text:p>7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8" table:content-validation-name="val37" table:style-name="ce1">
            <text:p>8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9" table:content-validation-name="val37" table:style-name="ce1">
            <text:p>9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0" table:content-validation-name="val37" table:style-name="ce1">
            <text:p>10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1" table:content-validation-name="val37" table:style-name="ce1">
            <text:p>11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2" table:content-validation-name="val37" table:style-name="ce1">
            <text:p>1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3" table:content-validation-name="val37" table:style-name="ce1">
            <text:p>1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4" table:content-validation-name="val37" table:style-name="ce1">
            <text:p>1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5" table:content-validation-name="val37" table:style-name="ce1">
            <text:p>15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6" table:content-validation-name="val37" table:style-name="ce1">
            <text:p>16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7" table:content-validation-name="val37" table:style-name="ce1">
            <text:p>17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8" table:content-validation-name="val37" table:style-name="ce1">
            <text:p>18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9" table:content-validation-name="val37" table:style-name="ce1">
            <text:p>19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0" table:content-validation-name="val37" table:style-name="ce1">
            <text:p>20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1" table:content-validation-name="val37" table:style-name="ce1">
            <text:p>21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2" table:content-validation-name="val37" table:style-name="ce1">
            <text:p>2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3" table:content-validation-name="val37" table:style-name="ce1">
            <text:p>2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4" table:content-validation-name="val37" table:style-name="ce1">
            <text:p>2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5" table:content-validation-name="val37" table:style-name="ce1">
            <text:p>25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6" table:content-validation-name="val37" table:style-name="ce1">
            <text:p>26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7" table:content-validation-name="val37" table:style-name="ce1">
            <text:p>27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8" table:content-validation-name="val37" table:style-name="ce1">
            <text:p>28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9" table:content-validation-name="val37" table:style-name="ce1">
            <text:p>29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0" table:content-validation-name="val37" table:style-name="ce1">
            <text:p>30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1" table:content-validation-name="val37" table:style-name="ce1">
            <text:p>31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2" table:content-validation-name="val37" table:style-name="ce1">
            <text:p>3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3" table:content-validation-name="val37" table:style-name="ce1">
            <text:p>3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4" table:content-validation-name="val37" table:style-name="ce1">
            <text:p>3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5" table:content-validation-name="val37" table:style-name="ce1">
            <text:p>35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6" table:content-validation-name="val37" table:style-name="ce1">
            <text:p>36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7" table:content-validation-name="val37" table:style-name="ce1">
            <text:p>37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8" table:content-validation-name="val37" table:style-name="ce1">
            <text:p>38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9" table:content-validation-name="val37" table:style-name="ce1">
            <text:p>39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0" table:content-validation-name="val37" table:style-name="ce1">
            <text:p>40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1" table:content-validation-name="val37" table:style-name="ce1">
            <text:p>41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2" table:content-validation-name="val37" table:style-name="ce1">
            <text:p>4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3" table:content-validation-name="val37" table:style-name="ce1">
            <text:p>4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4" table:content-validation-name="val37" table:style-name="ce1">
            <text:p>4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5" table:content-validation-name="val37" table:style-name="ce1">
            <text:p>45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6" table:content-validation-name="val37" table:style-name="ce1">
            <text:p>46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7" table:content-validation-name="val37" table:style-name="ce1">
            <text:p>47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8" table:content-validation-name="val37" table:style-name="ce1">
            <text:p>48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9" table:content-validation-name="val37" table:style-name="ce1">
            <text:p>49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0" table:content-validation-name="val37" table:style-name="ce1">
            <text:p>50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1" table:content-validation-name="val37" table:style-name="ce1">
            <text:p>51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2" table:content-validation-name="val37" table:style-name="ce1">
            <text:p>5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3" table:content-validation-name="val37" table:style-name="ce1">
            <text:p>5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4" table:content-validation-name="val37" table:style-name="ce1">
            <text:p>5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5" table:content-validation-name="val37" table:style-name="ce1">
            <text:p>55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6" table:content-validation-name="val37" table:style-name="ce1">
            <text:p>56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7" table:content-validation-name="val37" table:style-name="ce1">
            <text:p>57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8" table:content-validation-name="val37" table:style-name="ce1">
            <text:p>58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9" table:content-validation-name="val37" table:style-name="ce1">
            <text:p>59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0" table:content-validation-name="val37" table:style-name="ce1">
            <text:p>60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1" table:content-validation-name="val37" table:style-name="ce1">
            <text:p>61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2" table:content-validation-name="val37" table:style-name="ce1">
            <text:p>6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3" table:content-validation-name="val37" table:style-name="ce1">
            <text:p>6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4" table:content-validation-name="val37" table:style-name="ce1">
            <text:p>6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5" table:content-validation-name="val37" table:style-name="ce1">
            <text:p>65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6" table:content-validation-name="val37" table:style-name="ce1">
            <text:p>66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7" table:content-validation-name="val37" table:style-name="ce1">
            <text:p>67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8" table:content-validation-name="val37" table:style-name="ce1">
            <text:p>68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9" table:content-validation-name="val37" table:style-name="ce1">
            <text:p>69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0" table:content-validation-name="val37" table:style-name="ce1">
            <text:p>70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1" table:content-validation-name="val37" table:style-name="ce1">
            <text:p>71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2" table:content-validation-name="val37" table:style-name="ce1">
            <text:p>7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3" table:content-validation-name="val37" table:style-name="ce1">
            <text:p>7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4" table:content-validation-name="val37" table:style-name="ce1">
            <text:p>7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5" table:content-validation-name="val37" table:style-name="ce1">
            <text:p>75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6" table:content-validation-name="val37" table:style-name="ce1">
            <text:p>76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7" table:content-validation-name="val37" table:style-name="ce1">
            <text:p>77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8" table:content-validation-name="val37" table:style-name="ce1">
            <text:p>78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9" table:content-validation-name="val37" table:style-name="ce1">
            <text:p>79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80" table:content-validation-name="val37" table:style-name="ce1">
            <text:p>80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81" table:content-validation-name="val37" table:style-name="ce1">
            <text:p>81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82" table:content-validation-name="val37" table:style-name="ce1">
            <text:p>8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83" table:content-validation-name="val37" table:style-name="ce1">
            <text:p>8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84" table:content-validation-name="val37" table:style-name="ce1">
            <text:p>8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0</meta:generator>
    <dc:creator>Anderson, William P</dc:creator>
    <meta:creation-date>2016-03-21T22:16:37Z</meta:creation-date>
    <dc:date>2019-11-26T06:28:42Z</dc:date>
    <meta:editing-cycles>161</meta:editing-cycles>
    <meta:editing-duration>PT9347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0.89409448818898pt" svg:width="421.5184251968504pt" svg:height="167.4231496062992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7" chart:class="chart:scatter" chart:attached-axis="primary-y" chart:style-name="G0S0">
            <chart:domain table:cell-range-address="Product_Backlog.$A$12:.$A$17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